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79mm"/>
    </style:style>
    <style:style style:name="co2" style:family="table-column">
      <style:table-column-properties fo:break-before="auto" style:column-width="20.85mm"/>
    </style:style>
    <style:style style:name="co3" style:family="table-column">
      <style:table-column-properties fo:break-before="auto" style:column-width="6.14mm"/>
    </style:style>
    <style:style style:name="co4" style:family="table-column">
      <style:table-column-properties fo:break-before="auto" style:column-width="33.07mm"/>
    </style:style>
    <style:style style:name="co5" style:family="table-column">
      <style:table-column-properties fo:break-before="auto" style:column-width="6.93mm"/>
    </style:style>
    <style:style style:name="co6" style:family="table-column">
      <style:table-column-properties fo:break-before="auto" style:column-width="12.47mm"/>
    </style:style>
    <style:style style:name="co7" style:family="table-column">
      <style:table-column-properties fo:break-before="auto" style:column-width="15.54mm"/>
    </style:style>
    <style:style style:name="co8" style:family="table-column">
      <style:table-column-properties fo:break-before="auto" style:column-width="15.2mm"/>
    </style:style>
    <style:style style:name="co9" style:family="table-column">
      <style:table-column-properties fo:break-before="auto" style:column-width="6.37mm"/>
    </style:style>
    <style:style style:name="co10" style:family="table-column">
      <style:table-column-properties fo:break-before="auto" style:column-width="14.98mm"/>
    </style:style>
    <style:style style:name="co11" style:family="table-column">
      <style:table-column-properties fo:break-before="auto" style:column-width="22.67mm"/>
    </style:style>
    <style:style style:name="co12" style:family="table-column">
      <style:table-column-properties fo:break-before="auto" style:column-width="22.58mm"/>
    </style:style>
    <style:style style:name="co13" style:family="table-column">
      <style:table-column-properties fo:break-before="auto" style:column-width="9.98mm"/>
    </style:style>
    <style:style style:name="co14" style:family="table-column">
      <style:table-column-properties fo:break-before="auto" style:column-width="12.26mm"/>
    </style:style>
    <style:style style:name="co15" style:family="table-column">
      <style:table-column-properties fo:break-before="auto" style:column-width="6.42mm"/>
    </style:style>
    <style:style style:name="co16" style:family="table-column">
      <style:table-column-properties fo:break-before="auto" style:column-width="138.47mm"/>
    </style:style>
    <style:style style:name="co17" style:family="table-column">
      <style:table-column-properties fo:break-before="auto" style:column-width="14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5.38mm" fo:break-before="auto" style:use-optimal-row-height="true"/>
    </style:style>
    <style:style style:name="ro4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4" style:family="table-cell" style:parent-style-name="Default" style:data-style-name="N84">
      <style:table-cell-properties fo:background-color="#ffff00" style:text-align-source="fix" style:repeat-content="false"/>
      <style:paragraph-properties fo:text-align="end" fo:margin-left="0mm"/>
    </style:style>
    <style:style style:name="ce5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mm"/>
    </style:style>
    <style:style style:name="ce6" style:family="table-cell" style:parent-style-name="Default" style:data-style-name="N84">
      <style:table-cell-properties style:text-align-source="fix" style:repeat-content="false"/>
      <style:paragraph-properties fo:text-align="end" fo:margin-left="0mm"/>
    </style:style>
    <style:style style:name="ce7" style:family="table-cell" style:parent-style-name="Default">
      <style:table-cell-properties fo:border-bottom="0.51pt solid #000000" fo:border-left="none" fo:border-right="none" fo:border-top="none"/>
    </style:style>
    <style:style style:name="ce8" style:family="table-cell" style:parent-style-name="Default" style:data-style-name="N109">
      <style:table-cell-properties style:text-align-source="fix" style:repeat-content="false"/>
      <style:paragraph-properties fo:text-align="end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 style:data-style-name="N11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11" style:family="table-cell" style:parent-style-name="Default" style:data-style-name="N110"/>
    <style:style style:name="ce12" style:family="table-cell" style:parent-style-name="Default" style:data-style-name="N110">
      <style:text-properties fo:font-style="italic" fo:font-weight="bold" style:font-style-asian="italic" style:font-weight-asian="bold" style:font-style-complex="italic" style:font-weight-complex="bold"/>
    </style:style>
    <style:style style:name="ce13" style:family="table-cell" style:parent-style-name="Default" style:data-style-name="N110">
      <style:table-cell-properties fo:border-bottom="0.51pt solid #000000" style:text-align-source="fix" style:repeat-content="false" fo:border-left="none" fo:border-right="0.51pt solid #000000" fo:border-top="none"/>
      <style:paragraph-properties fo:text-align="end" fo:margin-left="0mm"/>
      <style:text-properties fo:font-style="italic" style:font-style-asian="italic" style:font-style-complex="italic"/>
    </style:style>
    <style:style style:name="ce14" style:family="table-cell" style:parent-style-name="Default" style:data-style-name="N110">
      <style:table-cell-properties fo:border-bottom="none" fo:border-left="none" fo:border-right="0.51pt solid #000000" fo:border-top="none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16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7" style:family="table-cell" style:parent-style-name="Default" style:data-style-name="N100">
      <style:table-cell-properties fo:border-bottom="0.51pt solid #000000" style:text-align-source="fix" style:repeat-content="false" fo:border-left="0.51pt solid #000000" fo:border-right="none" fo:border-top="none"/>
      <style:paragraph-properties fo:text-align="start" fo:margin-left="0mm"/>
      <style:text-properties fo:font-style="italic" style:font-style-asian="italic" style:font-style-complex="italic"/>
    </style:style>
    <style:style style:name="ce18" style:family="table-cell" style:parent-style-name="Default" style:data-style-name="N100">
      <style:table-cell-properties fo:border-bottom="none" style:text-align-source="fix" style:repeat-content="false" fo:background-color="transparent" fo:border-left="0.51pt solid #000000" fo:border-right="none" fo:border-top="none"/>
      <style:paragraph-properties fo:text-align="start" fo:margin-left="0mm"/>
    </style:style>
    <style:style style:name="ce19" style:family="table-cell" style:parent-style-name="Default" style:data-style-name="N100">
      <style:table-cell-properties fo:border-bottom="none" style:text-align-source="fix" style:repeat-content="false" fo:border-left="0.51pt solid #000000" fo:border-right="none" fo:border-top="none"/>
      <style:paragraph-properties fo:text-align="start" fo:margin-left="0mm"/>
    </style:style>
    <style:style style:name="ce20" style:family="table-cell" style:parent-style-name="Default" style:data-style-name="N100"/>
    <style:style style:name="ce21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22" style:family="table-cell" style:parent-style-name="Default" style:data-style-name="N100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style:font-style-asian="italic" style:font-style-complex="italic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end" fo:margin-left="0mm"/>
      <style:text-properties fo:font-style="italic" style:font-style-asian="italic" style:font-style-complex="italic"/>
    </style:style>
    <style:style style:name="ce24" style:family="table-cell" style:parent-style-name="Default" style:data-style-name="N100">
      <style:table-cell-properties fo:border-bottom="none" fo:background-color="#cccccc" style:text-align-source="fix" style:repeat-content="false" fo:border-left="0.51pt solid #000000" fo:border-right="none" fo:border-top="none"/>
      <style:paragraph-properties fo:text-align="start" fo:margin-left="0mm"/>
    </style:style>
    <style:style style:name="ce25" style:family="table-cell" style:parent-style-name="Default" style:data-style-name="N100">
      <style:table-cell-properties fo:border-bottom="none" fo:background-color="#ffff00" style:text-align-source="fix" style:repeat-content="false" fo:border-left="0.51pt solid #000000" fo:border-right="none" fo:border-top="none"/>
      <style:paragraph-properties fo:text-align="start" fo:margin-left="0mm"/>
    </style:style>
    <style:style style:name="ce26" style:family="table-cell" style:parent-style-name="Default" style:data-style-name="N109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27" style:family="table-cell" style:parent-style-name="Default" style:data-style-name="N109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28" style:family="table-cell" style:parent-style-name="Default" style:data-style-name="N109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Default" style:data-style-name="N109"/>
    <style:style style:name="ce30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32" style:family="table-cell" style:parent-style-name="Default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35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38" style:family="table-cell" style:parent-style-name="Default">
      <style:table-cell-properties fo:border-bottom="0.99pt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9" style:family="table-cell" style:parent-style-name="Default">
      <style:table-cell-properties fo:border-bottom="0.51pt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40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1" style:family="table-cell" style:parent-style-name="Default">
      <style:table-cell-properties fo:border-bottom="0.51pt solid #000000" style:text-align-source="fix" style:repeat-content="false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style:font-name-asian="Wingdings" style:font-name-complex="Wingdings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44" style:family="table-cell" style:parent-style-name="Default">
      <style:text-properties fo:font-style="italic" style:font-style-asian="italic" style:font-style-complex="italic"/>
    </style:style>
    <style:style style:name="ce45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46" style:family="table-cell" style:parent-style-name="Default" style:data-style-name="N110">
      <style:table-cell-properties style:text-align-source="value-type" style:repeat-content="fals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47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48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49" style:family="table-cell" style:parent-style-name="Default" style:data-style-name="N110">
      <style:table-cell-properties fo:border-bottom="0.99pt solid #000000" fo:border-left="none" fo:border-right="0.06pt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0" style:family="table-cell" style:parent-style-name="Default" style:data-style-name="N110">
      <style:table-cell-properties fo:border-bottom="none" fo:border-left="none" fo:border-right="0.06pt solid #999999" fo:border-top="none"/>
    </style:style>
    <style:style style:name="ce51" style:family="table-cell" style:parent-style-name="Default" style:data-style-name="N110">
      <style:table-cell-properties fo:border-bottom="0.51pt solid #000000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2" style:family="table-cell" style:parent-style-name="Default" style:data-style-name="N110">
      <style:table-cell-properties fo:border-bottom="none" fo:border-left="none" fo:border-right="0.06pt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53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54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55" style:family="table-cell" style:parent-style-name="Default" style:data-style-name="N110">
      <style:table-cell-properties fo:border-bottom="0.99pt solid #000000" fo:border-left="none" fo:border-right="0.06pt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Default" style:data-style-name="N110">
      <style:table-cell-properties fo:border-bottom="none" fo:border-left="none" fo:border-right="0.06pt solid #000000" fo:border-top="none"/>
    </style:style>
    <style:style style:name="ce57" style:family="table-cell" style:parent-style-name="Default" style:data-style-name="N110">
      <style:table-cell-properties fo:border-bottom="0.51pt solid #000000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8" style:family="table-cell" style:parent-style-name="Default" style:data-style-name="N110">
      <style:table-cell-properties fo:border-bottom="none" fo:border-left="none" fo:border-right="0.06pt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59" style:family="table-cell" style:parent-style-name="Default" style:data-style-name="N110">
      <style:table-cell-properties fo:border-bottom="0.51pt solid #000000" fo:border-left="none" fo:border-right="0.51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61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>
      <style:table-cell-properties fo:background-color="transparent"/>
    </style:style>
    <style:style style:name="ce63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64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65" style:family="table-cell" style:parent-style-name="Default">
      <style:table-cell-properties fo:border-bottom="0.51pt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>
      <style:table-cell-properties fo:border-bottom="0.51pt solid #000000" style:text-align-source="fix" style:repeat-content="false" fo:background-color="transparent" fo:border-left="none" fo:border-right="none" fo:border-top="non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font-name="Wingdings" style:font-name-asian="Wingdings" style:font-name-complex="Wingdings"/>
    </style:style>
    <style:style style:name="ce68" style:family="table-cell" style:parent-style-name="Default" style:data-style-name="N110">
      <style:table-cell-properties fo:border-bottom="0.51pt solid #000000" fo:background-color="transparent" fo:border-left="none" fo:border-right="0.06pt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9" style:family="table-cell" style:parent-style-name="Default" style:data-style-name="N110">
      <style:table-cell-properties fo:border-bottom="none" fo:background-color="transparent" fo:border-left="none" fo:border-right="0.06pt solid #999999" fo:border-top="none"/>
    </style:style>
    <style:style style:name="ce70" style:family="table-cell" style:parent-style-name="Default" style:data-style-name="N110">
      <style:table-cell-properties fo:border-bottom="0.51pt solid #000000" fo:background-color="transparent" fo:border-left="none" fo:border-right="0.06pt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71" style:family="table-cell" style:parent-style-name="Default" style:data-style-name="N110">
      <style:table-cell-properties fo:border-bottom="none" fo:background-color="transparent" fo:border-left="none" fo:border-right="0.06pt solid #000000" fo:border-top="none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Wingdings" fo:font-style="italic" style:font-name-asian="Wingdings" style:font-style-asian="italic" style:font-name-complex="Wingdings" style:font-style-complex="italic"/>
    </style:style>
    <style:style style:name="ce73" style:family="table-cell" style:parent-style-name="Default" style:data-style-name="N110">
      <style:table-cell-properties fo:border-bottom="none" fo:border-left="none" fo:border-right="0.06pt solid #999999" fo:border-top="none"/>
      <style:text-properties fo:font-style="italic" style:font-style-asian="italic" style:font-style-complex="italic"/>
    </style:style>
    <style:style style:name="ce74" style:family="table-cell" style:parent-style-name="Default" style:data-style-name="N110">
      <style:table-cell-properties fo:border-bottom="none" fo:border-left="none" fo:border-right="0.06pt solid #000000" fo:border-top="none"/>
      <style:text-properties fo:font-style="italic" style:font-style-asian="italic" style:font-style-complex="italic"/>
    </style:style>
    <style:style style:name="ce75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76" style:family="table-cell" style:parent-style-name="Default" style:data-style-name="N109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77" style:family="table-cell" style:parent-style-name="Default" style:data-style-name="N109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8" style:family="table-cell" style:parent-style-name="Default" style:data-style-name="N109">
      <style:table-cell-properties style:vertical-align="automatic"/>
    </style:style>
    <style:style style:name="ce79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>
      <style:table-cell-properties style:vertical-align="automatic"/>
    </style:style>
    <style:style style:name="ce81" style:family="table-cell" style:parent-style-name="Default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82" style:family="table-cell" style:parent-style-name="Default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8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Default">
      <style:table-cell-properties style:text-align-source="fix" style:repeat-content="false" style:vertical-align="automatic"/>
      <style:paragraph-properties fo:text-align="start" fo:margin-left="0mm"/>
    </style:style>
    <style:style style:name="ce85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end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86" style:family="table-cell" style:parent-style-name="Default">
      <style:table-cell-properties style:text-align-source="fix" style:repeat-content="false" style:vertical-align="automatic"/>
      <style:paragraph-properties fo:text-align="end" fo:margin-left="0mm"/>
    </style:style>
    <style:style style:name="ce87" style:family="table-cell" style:parent-style-name="Default">
      <style:table-cell-properties fo:border-bottom="0.99pt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8" style:family="table-cell" style:parent-style-name="Default">
      <style:table-cell-properties fo:border-bottom="0.51pt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89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0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ce91" style:family="table-cell" style:parent-style-name="Default">
      <style:table-cell-properties fo:border-bottom="0.51pt solid #000000" style:text-align-source="fix" style:repeat-content="false" fo:border-left="none" fo:border-right="none" fo:border-top="none" style:vertical-align="automatic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92" style:family="table-cell" style:parent-style-name="Default">
      <style:table-cell-properties style:text-align-source="fix" style:repeat-content="false" style:vertical-align="automatic"/>
      <style:paragraph-properties fo:text-align="center" fo:margin-left="0mm"/>
      <style:text-properties style:font-name="Wingdings" style:font-name-asian="Wingdings" style:font-name-complex="Wingdings"/>
    </style:style>
    <style:style style:name="ce93" style:family="table-cell" style:parent-style-name="Default" style:data-style-name="N110">
      <style:table-cell-properties style:text-align-source="fix" style:repeat-content="fals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4" style:family="table-cell" style:parent-style-name="Default" style:data-style-name="N110">
      <style:table-cell-properties style:text-align-source="value-type" style:repeat-content="fals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95" style:family="table-cell" style:parent-style-name="Default" style:data-style-name="N110">
      <style:table-cell-properties fo:border-bottom="none" style:text-align-source="fix" style:repeat-content="false" fo:border-left="none" fo:border-right="0.06pt solid #999999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96" style:family="table-cell" style:parent-style-name="Default" style:data-style-name="N110">
      <style:table-cell-properties fo:border-bottom="none" style:text-align-source="value-type" style:repeat-content="false" fo:border-left="none" fo:border-right="0.06pt solid #999999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97" style:family="table-cell" style:parent-style-name="Default" style:data-style-name="N110">
      <style:table-cell-properties fo:border-bottom="0.99pt solid #000000" fo:border-left="none" fo:border-right="0.06pt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8" style:family="table-cell" style:parent-style-name="Default" style:data-style-name="N110">
      <style:table-cell-properties fo:border-bottom="none" fo:border-left="none" fo:border-right="0.06pt solid #999999" fo:border-top="none" style:vertical-align="automatic"/>
    </style:style>
    <style:style style:name="ce99" style:family="table-cell" style:parent-style-name="Default" style:data-style-name="N110">
      <style:table-cell-properties fo:border-bottom="0.51pt solid #000000" fo:border-left="none" fo:border-right="0.06pt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00" style:family="table-cell" style:parent-style-name="Default" style:data-style-name="N110">
      <style:table-cell-properties fo:border-bottom="none" style:text-align-source="fix" style:repeat-content="false" fo:border-left="none" fo:border-right="0.06pt solid #000000" fo:border-top="none" style:vertical-align="automatic"/>
      <style:paragraph-properties fo:text-align="end" fo:margin-left="0mm"/>
      <style:text-properties fo:font-style="italic" fo:font-weight="normal" style:font-style-asian="italic" style:font-weight-asian="normal" style:font-style-complex="italic" style:font-weight-complex="normal"/>
    </style:style>
    <style:style style:name="ce101" style:family="table-cell" style:parent-style-name="Default" style:data-style-name="N110">
      <style:table-cell-properties fo:border-bottom="none" style:text-align-source="value-type" style:repeat-content="false" fo:border-left="none" fo:border-right="0.06pt solid #000000" fo:border-top="none" style:vertical-align="automatic"/>
      <style:paragraph-properties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02" style:family="table-cell" style:parent-style-name="Default" style:data-style-name="N110">
      <style:table-cell-properties fo:border-bottom="0.99pt solid #000000" fo:border-left="none" fo:border-right="0.06pt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3" style:family="table-cell" style:parent-style-name="Default" style:data-style-name="N110">
      <style:table-cell-properties fo:border-bottom="none" fo:border-left="none" fo:border-right="0.06pt solid #000000" fo:border-top="none" style:vertical-align="automatic"/>
    </style:style>
    <style:style style:name="ce104" style:family="table-cell" style:parent-style-name="Default" style:data-style-name="N110">
      <style:table-cell-properties fo:border-bottom="0.51pt solid #000000" fo:border-left="none" fo:border-right="0.06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05" style:family="table-cell" style:parent-style-name="Default" style:data-style-name="N110">
      <style:table-cell-properties fo:border-bottom="0.51pt solid #000000" fo:border-left="none" fo:border-right="0.51pt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06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7" style:family="table-cell" style:parent-style-name="Default">
      <style:table-cell-properties fo:background-color="#ffcc99"/>
      <style:text-properties fo:font-weight="normal" style:font-weight-asian="normal" style:font-weight-complex="normal"/>
    </style:style>
    <style:style style:name="ce108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109" style:family="table-cell" style:parent-style-name="Default">
      <style:table-cell-properties fo:wrap-option="wrap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number-columns-repeated="4" table:default-cell-style-name="ce20"/>
        <table:table-column table:style-name="co8" table:default-cell-style-name="ce20"/>
        <table:table-column table:style-name="co9" table:default-cell-style-name="ce20"/>
        <table:table-column table:style-name="co10" table:number-columns-repeated="3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number-columns-repeated="1003" table:default-cell-style-name="Default"/>
        <table:table-row table:style-name="ro1">
          <table:table-cell table:number-columns-repeated="5"/>
          <table:table-cell table:style-name="ce11" table:number-columns-repeated="2"/>
          <table:table-cell table:style-name="ce15" table:number-columns-repeated="5"/>
          <table:table-cell table:number-columns-repeated="1009"/>
        </table:table-row>
        <table:table-row table:style-name="ro1">
          <table:table-cell table:style-name="ce1" table:formula="of:=CONCATENATE(&quot;A YAT release is done in &quot;; COUNTA([.C4:.C11]); &quot; steps:&quot;)" office:value-type="string" office:string-value="A YAT release is done in 8 steps:" calcext:value-type="string">
            <text:p>A YAT release is done in 8 steps:</text:p>
          </table:table-cell>
          <table:table-cell table:style-name="ce1" table:number-columns-repeated="4"/>
          <table:table-cell table:style-name="ce12" table:number-columns-repeated="2"/>
          <table:table-cell table:style-name="ce16" table:number-columns-repeated="5"/>
          <table:table-cell table:style-name="ce21" table:number-columns-repeated="6"/>
          <table:table-cell table:style-name="ce1" table:number-columns-repeated="1003"/>
        </table:table-row>
        <table:table-row table:style-name="ro1">
          <table:table-cell table:number-columns-repeated="2"/>
          <table:table-cell table:style-name="ce7"/>
          <table:table-cell table:style-name="ce10"/>
          <table:table-cell table:style-name="ce10" office:value-type="string" calcext:value-type="string">
            <text:p>Duration</text:p>
          </table:table-cell>
          <table:table-cell table:style-name="ce13" office:value-type="string" calcext:value-type="string">
            <text:p>Step</text:p>
          </table:table-cell>
          <table:table-cell table:style-name="ce13" office:value-type="string" calcext:value-type="string">
            <text:p>Total</text:p>
          </table:table-cell>
          <table:table-cell table:style-name="ce15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8" office:value-type="float" office:value="1" calcext:value-type="float">
            <text:p>1.</text:p>
          </table:table-cell>
          <table:table-cell table:formula="of:=['1. Regression Testing'.$E$3]" office:value-type="string" office:string-value="Regression Testing" calcext:value-type="string">
            <text:p>Regression Testing</text:p>
          </table:table-cell>
          <table:table-cell/>
          <table:table-cell table:style-name="ce14" table:formula="of:=['1. Regression Testing'.$H$3]" office:value-type="time" office:time-value="PT09H00M00S" calcext:value-type="time">
            <text:p>09:00</text:p>
          </table:table-cell>
          <table:table-cell table:style-name="ce14" table:formula="of:=['1. Regression Testing'.$J$3]" office:value-type="time" office:time-value="PT09H00M00S" calcext:value-type="time">
            <text:p>09:00</text:p>
          </table:table-cell>
          <table:table-cell table:style-name="ce15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8" table:formula="of:=[.C4]+1" office:value-type="float" office:value="2" calcext:value-type="float">
            <text:p>2.</text:p>
          </table:table-cell>
          <table:table-cell table:formula="of:=['2. Preparation'.$E$3]" office:value-type="string" office:string-value="Preparation" calcext:value-type="string">
            <text:p>Preparation</text:p>
          </table:table-cell>
          <table:table-cell/>
          <table:table-cell table:style-name="ce14" table:formula="of:=['2. Preparation'.$H$3]" office:value-type="time" office:time-value="PT02H10M00S" calcext:value-type="time">
            <text:p>02:10</text:p>
          </table:table-cell>
          <table:table-cell table:style-name="ce14" table:formula="of:=['2. Preparation'.$J$3]" office:value-type="time" office:time-value="PT11H10M00S" calcext:value-type="time">
            <text:p>11:10</text:p>
          </table:table-cell>
          <table:table-cell table:style-name="ce15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8" table:formula="of:=[.C5]+1" office:value-type="float" office:value="3" calcext:value-type="float">
            <text:p>3.</text:p>
          </table:table-cell>
          <table:table-cell table:formula="of:=['3. Final Testing'.$E$3]" office:value-type="string" office:string-value="Final Testing" calcext:value-type="string">
            <text:p>Final Testing</text:p>
          </table:table-cell>
          <table:table-cell/>
          <table:table-cell table:style-name="ce14" table:formula="of:=['3. Final Testing'.$H$3]" office:value-type="time" office:time-value="PT04H00M00S" calcext:value-type="time">
            <text:p>04:00</text:p>
          </table:table-cell>
          <table:table-cell table:style-name="ce14" table:formula="of:=['3. Final Testing'.$J$3]" office:value-type="time" office:time-value="PT15H10M00S" calcext:value-type="time">
            <text:p>15:10</text:p>
          </table:table-cell>
          <table:table-cell table:style-name="ce15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8" table:formula="of:=[.C6]+1" office:value-type="float" office:value="4" calcext:value-type="float">
            <text:p>4.</text:p>
          </table:table-cell>
          <table:table-cell table:formula="of:=['4. Build'.$E$3]" office:value-type="string" office:string-value="Build" calcext:value-type="string">
            <text:p>Build</text:p>
          </table:table-cell>
          <table:table-cell/>
          <table:table-cell table:style-name="ce14" table:formula="of:=['4. Build'.$H$3]" office:value-type="time" office:time-value="PT00H30M00S" calcext:value-type="time">
            <text:p>00:30</text:p>
          </table:table-cell>
          <table:table-cell table:style-name="ce14" table:formula="of:=['4. Build'.$J$3]" office:value-type="time" office:time-value="PT15H40M00S" calcext:value-type="time">
            <text:p>15:40</text:p>
          </table:table-cell>
          <table:table-cell table:style-name="ce15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8" table:formula="of:=[.C7]+1" office:value-type="float" office:value="5" calcext:value-type="float">
            <text:p>5.</text:p>
          </table:table-cell>
          <table:table-cell table:formula="of:=['5. Installation Testing'.$E$3]" office:value-type="string" office:string-value="Installation Testing" calcext:value-type="string">
            <text:p>Installation Testing</text:p>
          </table:table-cell>
          <table:table-cell/>
          <table:table-cell table:style-name="ce14" table:formula="of:=['5. Installation Testing'.$H$3]" office:value-type="time" office:time-value="PT00H40M00S" calcext:value-type="time">
            <text:p>00:40</text:p>
          </table:table-cell>
          <table:table-cell table:style-name="ce14" table:formula="of:=['5. Installation Testing'.$J$3]" office:value-type="time" office:time-value="PT16H20M00S" calcext:value-type="time">
            <text:p>16:20</text:p>
          </table:table-cell>
          <table:table-cell table:style-name="ce15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8" table:formula="of:=[.C8]+1" office:value-type="float" office:value="6" calcext:value-type="float">
            <text:p>6.</text:p>
          </table:table-cell>
          <table:table-cell table:formula="of:=['6. Packaging'.$E$3]" office:value-type="string" office:string-value="Packaging" calcext:value-type="string">
            <text:p>Packaging</text:p>
          </table:table-cell>
          <table:table-cell/>
          <table:table-cell table:style-name="ce14" table:formula="of:=['5. Installation Testing'.$H$3]" office:value-type="time" office:time-value="PT00H40M00S" calcext:value-type="time">
            <text:p>00:40</text:p>
          </table:table-cell>
          <table:table-cell table:style-name="ce14" table:formula="of:=['5. Installation Testing'.$J$3]" office:value-type="time" office:time-value="PT16H20M00S" calcext:value-type="time">
            <text:p>16:20</text:p>
          </table:table-cell>
          <table:table-cell table:style-name="ce15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8" table:formula="of:=[.C9]+1" office:value-type="float" office:value="7" calcext:value-type="float">
            <text:p>7.</text:p>
          </table:table-cell>
          <table:table-cell table:formula="of:=['7. Upload'.$E$3]" office:value-type="string" office:string-value="Upload" calcext:value-type="string">
            <text:p>Upload</text:p>
          </table:table-cell>
          <table:table-cell/>
          <table:table-cell table:style-name="ce14" table:formula="of:=['7. Upload'.$H$3]" office:value-type="time" office:time-value="PT01H00M00S" calcext:value-type="time">
            <text:p>01:00</text:p>
          </table:table-cell>
          <table:table-cell table:style-name="ce14" table:formula="of:=['7. Upload'.$J$3]" office:value-type="time" office:time-value="PT17H20M00S" calcext:value-type="time">
            <text:p>17:20</text:p>
          </table:table-cell>
          <table:table-cell table:style-name="ce15" table:number-columns-repeated="5"/>
          <table:table-cell table:number-columns-repeated="1009"/>
        </table:table-row>
        <table:table-row table:style-name="ro1">
          <table:table-cell table:number-columns-repeated="2"/>
          <table:table-cell table:style-name="ce8" table:formula="of:=[.C10]+1" office:value-type="float" office:value="8" calcext:value-type="float">
            <text:p>8.</text:p>
          </table:table-cell>
          <table:table-cell table:formula="of:=['8. Finalization'.$E$3]" office:value-type="string" office:string-value="Finalization" calcext:value-type="string">
            <text:p>Finalization</text:p>
          </table:table-cell>
          <table:table-cell/>
          <table:table-cell table:style-name="ce14" table:formula="of:=['8. Finalization'.$H$3]" office:value-type="time" office:time-value="PT02H10M00S" calcext:value-type="time">
            <text:p>02:10</text:p>
          </table:table-cell>
          <table:table-cell table:style-name="ce14" table:formula="of:=['8. Finalization'.$J$3]" office:value-type="time" office:time-value="PT19H10M00S" calcext:value-type="time">
            <text:p>19:10</text:p>
          </table:table-cell>
          <table:table-cell table:style-name="ce15" table:number-columns-repeated="5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1" table:number-columns-repeated="2"/>
          <table:table-cell table:style-name="ce15" table:number-columns-repeated="5"/>
          <table:table-cell table:number-columns-repeated="1009"/>
        </table:table-row>
        <table:table-row table:style-name="ro1">
          <table:table-cell table:style-name="ce1" office:value-type="string" calcext:value-type="string">
            <text:p>The YAT story:</text:p>
          </table:table-cell>
          <table:table-cell table:style-name="ce1" table:number-columns-repeated="4"/>
          <table:table-cell table:style-name="ce12" table:number-columns-repeated="2"/>
          <table:table-cell table:style-name="ce16" table:number-columns-repeated="5"/>
          <table:table-cell table:style-name="ce21" table:number-columns-repeated="6"/>
          <table:table-cell table:style-name="ce1" table:number-columns-repeated="1003"/>
        </table:table-row>
        <table:table-row table:style-name="ro1">
          <table:table-cell table:style-name="ce2"/>
          <table:table-cell table:style-name="ce3" table:number-columns-repeated="4"/>
          <table:table-cell table:style-name="ce10" table:number-columns-repeated="2"/>
          <table:table-cell table:style-name="ce17" office:value-type="string" calcext:value-type="string">
            <text:p>YAT</text:p>
          </table:table-cell>
          <table:table-cell table:style-name="ce17" office:value-type="string" calcext:value-type="string">
            <text:p>MKY</text:p>
          </table:table-cell>
          <table:table-cell table:style-name="ce17" office:value-type="string" calcext:value-type="string">
            <text:p>ALAZ</text:p>
          </table:table-cell>
          <table:table-cell table:style-name="ce17" office:value-type="string" calcext:value-type="string">
            <text:p>NUnit</text:p>
          </table:table-cell>
          <table:table-cell table:style-name="ce17" office:value-type="string" calcext:value-type="string">
            <text:p>netrtfwr.</text:p>
          </table:table-cell>
          <table:table-cell table:style-name="ce22"/>
          <table:table-cell table:style-name="ce17" office:value-type="string" calcext:value-type="string">
            <text:p>LU.xml</text:p>
          </table:table-cell>
          <table:table-cell table:style-name="ce17" office:value-type="string" calcext:value-type="string">
            <text:p>.yat</text:p>
          </table:table-cell>
          <table:table-cell table:style-name="ce17" office:value-type="string" calcext:value-type="string">
            <text:p>.yaw</text:p>
          </table:table-cell>
          <table:table-cell table:style-name="ce22"/>
          <table:table-cell table:style-name="ce17" office:value-type="string" calcext:value-type="string">
            <text:p>SVN</text:p>
          </table:table-cell>
          <table:table-cell table:style-name="ce2" table:number-columns-repeated="1003"/>
        </table:table-row>
        <table:table-row table:style-name="ro1">
          <table:table-cell table:style-name="ce2"/>
          <table:table-cell table:style-name="ce4" office:value-type="date" office:date-value="2016-09-09" calcext:value-type="date">
            <text:p>2016-09-09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Gamma 2</text:p>
          </table:table-cell>
          <table:table-cell table:number-columns-repeated="3"/>
          <table:table-cell table:style-name="ce18" office:value-type="string" calcext:value-type="string">
            <text:p>1.99.50</text:p>
          </table:table-cell>
          <table:table-cell table:style-name="ce19" office:value-type="string" calcext:value-type="string">
            <text:p>1.0.15</text:p>
          </table:table-cell>
          <table:table-cell table:style-name="ce19" office:value-type="string" calcext:value-type="string">
            <text:p>3.5.12</text:p>
          </table:table-cell>
          <table:table-cell table:style-name="ce19" office:value-type="string" calcext:value-type="string">
            <text:p>1.0.12</text:p>
          </table:table-cell>
          <table:table-cell table:style-name="ce19" office:value-type="string" calcext:value-type="string">
            <text:p>0.9.13</text:p>
          </table:table-cell>
          <table:table-cell table:style-name="ce23"/>
          <table:table-cell table:number-columns-repeated="2" table:style-name="ce18" office:value-type="string" calcext:value-type="string">
            <text:p>1.5.0</text:p>
          </table:table-cell>
          <table:table-cell table:style-name="ce18" office:value-type="string" calcext:value-type="string">
            <text:p>1.2.1</text:p>
          </table:table-cell>
          <table:table-cell table:style-name="ce23"/>
          <table:table-cell table:style-name="ce25"/>
          <table:table-cell table:style-name="ce2" table:number-columns-repeated="1003"/>
        </table:table-row>
        <table:table-row table:style-name="ro1">
          <table:table-cell table:style-name="ce2"/>
          <table:table-cell table:style-name="ce5" office:value-type="date" office:date-value="2015-06-13" calcext:value-type="date">
            <text:p>2015-06-13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Gamma 1''</text:p>
          </table:table-cell>
          <table:table-cell table:number-columns-repeated="3"/>
          <table:table-cell table:style-name="ce18" office:value-type="string" calcext:value-type="string">
            <text:p>1.99.34</text:p>
          </table:table-cell>
          <table:table-cell table:style-name="ce19" office:value-type="string" calcext:value-type="string">
            <text:p>1.0.13</text:p>
          </table:table-cell>
          <table:table-cell table:style-name="ce19" office:value-type="string" calcext:value-type="string">
            <text:p>3.5.11</text:p>
          </table:table-cell>
          <table:table-cell table:style-name="ce19" office:value-type="string" calcext:value-type="string">
            <text:p>1.0.10</text:p>
          </table:table-cell>
          <table:table-cell table:style-name="ce19"/>
          <table:table-cell table:style-name="ce23"/>
          <table:table-cell table:number-columns-repeated="2" table:style-name="ce18" office:value-type="string" calcext:value-type="string">
            <text:p>1.4.1</text:p>
          </table:table-cell>
          <table:table-cell table:style-name="ce24" office:value-type="string" calcext:value-type="string">
            <text:p>1.2.0</text:p>
          </table:table-cell>
          <table:table-cell table:style-name="ce23"/>
          <table:table-cell table:style-name="ce18" office:value-type="string" calcext:value-type="string">
            <text:p>799</text:p>
          </table:table-cell>
          <table:table-cell table:style-name="ce2" table:number-columns-repeated="1003"/>
        </table:table-row>
        <table:table-row table:style-name="ro1">
          <table:table-cell table:style-name="ce2"/>
          <table:table-cell table:style-name="ce5" office:value-type="date" office:date-value="2015-06-07" calcext:value-type="date">
            <text:p>2015-06-07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Gamma 1'</text:p>
          </table:table-cell>
          <table:table-cell table:number-columns-repeated="3"/>
          <table:table-cell table:style-name="ce18" office:value-type="string" calcext:value-type="string">
            <text:p>1.99.33</text:p>
          </table:table-cell>
          <table:table-cell table:style-name="ce19" office:value-type="string" calcext:value-type="string">
            <text:p>1.0.12</text:p>
          </table:table-cell>
          <table:table-cell table:style-name="ce19" office:value-type="string" calcext:value-type="string">
            <text:p>3.5.10</text:p>
          </table:table-cell>
          <table:table-cell table:style-name="ce19" office:value-type="string" calcext:value-type="string">
            <text:p>1.0.9</text:p>
          </table:table-cell>
          <table:table-cell table:style-name="ce19"/>
          <table:table-cell table:style-name="ce23"/>
          <table:table-cell table:number-columns-repeated="2" table:style-name="ce24" office:value-type="string" calcext:value-type="string">
            <text:p>1.4.0</text:p>
          </table:table-cell>
          <table:table-cell table:style-name="ce24" office:value-type="string" calcext:value-type="string">
            <text:p>1.2.0</text:p>
          </table:table-cell>
          <table:table-cell table:style-name="ce23"/>
          <table:table-cell table:style-name="ce18" office:value-type="string" calcext:value-type="string">
            <text:p>778</text:p>
          </table:table-cell>
          <table:table-cell table:style-name="ce2" table:number-columns-repeated="1003"/>
        </table:table-row>
        <table:table-row table:style-name="ro1">
          <table:table-cell table:style-name="ce2"/>
          <table:table-cell table:style-name="ce5" office:value-type="date" office:date-value="2015-06-01" calcext:value-type="date">
            <text:p>2015-06-01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Gamma 1</text:p>
          </table:table-cell>
          <table:table-cell table:number-columns-repeated="3"/>
          <table:table-cell table:style-name="ce18" office:value-type="string" calcext:value-type="string">
            <text:p>1.99.32</text:p>
          </table:table-cell>
          <table:table-cell table:style-name="ce19" office:value-type="string" calcext:value-type="string">
            <text:p>1.0.11</text:p>
          </table:table-cell>
          <table:table-cell table:style-name="ce19" office:value-type="string" calcext:value-type="string">
            <text:p>3.5.9</text:p>
          </table:table-cell>
          <table:table-cell table:style-name="ce19" office:value-type="string" calcext:value-type="string">
            <text:p>1.0.8</text:p>
          </table:table-cell>
          <table:table-cell table:style-name="ce19"/>
          <table:table-cell table:style-name="ce23"/>
          <table:table-cell table:number-columns-repeated="2" table:style-name="ce18" office:value-type="string" calcext:value-type="string">
            <text:p>1.4.0</text:p>
          </table:table-cell>
          <table:table-cell table:style-name="ce18" office:value-type="string" calcext:value-type="string">
            <text:p>1.2.0</text:p>
          </table:table-cell>
          <table:table-cell table:style-name="ce23"/>
          <table:table-cell table:style-name="ce18" office:value-type="string" calcext:value-type="string">
            <text:p>769</text:p>
          </table:table-cell>
          <table:table-cell table:style-name="ce2" table:number-columns-repeated="1003"/>
        </table:table-row>
        <table:table-row table:style-name="ro1">
          <table:table-cell table:style-name="ce2"/>
          <table:table-cell table:style-name="ce5" office:value-type="date" office:date-value="2013-02-02" calcext:value-type="date">
            <text:p>2013-02-02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4 Candidate 2</text:p>
          </table:table-cell>
          <table:table-cell table:number-columns-repeated="3"/>
          <table:table-cell table:style-name="ce18" office:value-type="string" calcext:value-type="string">
            <text:p>1.99.30</text:p>
          </table:table-cell>
          <table:table-cell table:style-name="ce19" office:value-type="string" calcext:value-type="string">
            <text:p>1.0.9</text:p>
          </table:table-cell>
          <table:table-cell table:style-name="ce19" office:value-type="string" calcext:value-type="string">
            <text:p>3.5.7</text:p>
          </table:table-cell>
          <table:table-cell table:style-name="ce19" office:value-type="string" calcext:value-type="string">
            <text:p>1.0.6</text:p>
          </table:table-cell>
          <table:table-cell table:style-name="ce19"/>
          <table:table-cell table:style-name="ce23"/>
          <table:table-cell table:number-columns-repeated="2" table:style-name="ce19" office:value-type="string" calcext:value-type="string">
            <text:p>1.3.1</text:p>
          </table:table-cell>
          <table:table-cell table:style-name="ce19" office:value-type="string" calcext:value-type="string">
            <text:p>1.1.1</text:p>
          </table:table-cell>
          <table:table-cell table:style-name="ce23"/>
          <table:table-cell table:style-name="ce18" office:value-type="string" calcext:value-type="string">
            <text:p>626</text:p>
          </table:table-cell>
          <table:table-cell table:style-name="ce2" table:number-columns-repeated="1003"/>
        </table:table-row>
        <table:table-row table:style-name="ro1">
          <table:table-cell table:style-name="ce2"/>
          <table:table-cell table:style-name="ce6" office:value-type="date" office:date-value="2011-12-05" calcext:value-type="date">
            <text:p>2011-12-05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4 Candidate 1</text:p>
          </table:table-cell>
          <table:table-cell table:number-columns-repeated="3"/>
          <table:table-cell table:style-name="ce19" office:value-type="string" calcext:value-type="string">
            <text:p>1.99.28</text:p>
          </table:table-cell>
          <table:table-cell table:style-name="ce19" office:value-type="string" calcext:value-type="string">
            <text:p>1.0.7</text:p>
          </table:table-cell>
          <table:table-cell table:style-name="ce19" office:value-type="string" calcext:value-type="string">
            <text:p>3.5.5</text:p>
          </table:table-cell>
          <table:table-cell table:style-name="ce19" office:value-type="string" calcext:value-type="string">
            <text:p>1.0.4</text:p>
          </table:table-cell>
          <table:table-cell table:style-name="ce19"/>
          <table:table-cell table:style-name="ce23"/>
          <table:table-cell table:number-columns-repeated="2" table:style-name="ce19" office:value-type="string" calcext:value-type="string">
            <text:p>1.3.0</text:p>
          </table:table-cell>
          <table:table-cell table:style-name="ce19" office:value-type="string" calcext:value-type="string">
            <text:p>1.1.0</text:p>
          </table:table-cell>
          <table:table-cell table:style-name="ce23"/>
          <table:table-cell table:style-name="ce19" office:value-type="string" calcext:value-type="string">
            <text:p>502</text:p>
          </table:table-cell>
          <table:table-cell table:style-name="ce2" table:number-columns-repeated="1003"/>
        </table:table-row>
        <table:table-row table:style-name="ro1">
          <table:table-cell/>
          <table:table-cell table:style-name="ce6" office:value-type="date" office:date-value="2011-04-25" calcext:value-type="date">
            <text:p>2011-04-25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3 Candidate 4</text:p>
          </table:table-cell>
          <table:table-cell table:number-columns-repeated="3"/>
          <table:table-cell table:style-name="ce19" office:value-type="string" calcext:value-type="string">
            <text:p>1.99.26</text:p>
          </table:table-cell>
          <table:table-cell table:style-name="ce19" office:value-type="string" calcext:value-type="string">
            <text:p>1.0.5</text:p>
          </table:table-cell>
          <table:table-cell table:style-name="ce19" office:value-type="string" calcext:value-type="string">
            <text:p>3.5.3</text:p>
          </table:table-cell>
          <table:table-cell table:style-name="ce19" office:value-type="string" calcext:value-type="string">
            <text:p>1.0.2</text:p>
          </table:table-cell>
          <table:table-cell table:style-name="ce19"/>
          <table:table-cell/>
          <table:table-cell table:style-name="ce24" office:value-type="string" calcext:value-type="string">
            <text:p>1.2.4</text:p>
          </table:table-cell>
          <table:table-cell table:style-name="ce24" office:value-type="string" calcext:value-type="string">
            <text:p>1.2.9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9" office:value-type="string" calcext:value-type="string">
            <text:p>419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10-11-28" calcext:value-type="date">
            <text:p>2010-11-28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3 Candidate 3</text:p>
          </table:table-cell>
          <table:table-cell table:number-columns-repeated="3"/>
          <table:table-cell table:style-name="ce19" office:value-type="string" calcext:value-type="string">
            <text:p>1.99.25</text:p>
          </table:table-cell>
          <table:table-cell table:style-name="ce19" office:value-type="string" calcext:value-type="string">
            <text:p>1.0.4</text:p>
          </table:table-cell>
          <table:table-cell table:style-name="ce19" office:value-type="string" calcext:value-type="string">
            <text:p>3.5.2</text:p>
          </table:table-cell>
          <table:table-cell table:style-name="ce19" office:value-type="string" calcext:value-type="string">
            <text:p>1.0.1</text:p>
          </table:table-cell>
          <table:table-cell table:style-name="ce19"/>
          <table:table-cell/>
          <table:table-cell table:style-name="ce24" office:value-type="string" calcext:value-type="string">
            <text:p>1.2.4</text:p>
          </table:table-cell>
          <table:table-cell table:style-name="ce19" office:value-type="string" calcext:value-type="string">
            <text:p>1.2.9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9" office:value-type="string" calcext:value-type="string">
            <text:p>385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10-11-11" calcext:value-type="date">
            <text:p>2010-11-11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3 Candidate 2</text:p>
          </table:table-cell>
          <table:table-cell table:number-columns-repeated="3"/>
          <table:table-cell table:style-name="ce19" office:value-type="string" calcext:value-type="string">
            <text:p>1.99.24</text:p>
          </table:table-cell>
          <table:table-cell table:style-name="ce19" office:value-type="string" calcext:value-type="string">
            <text:p>1.0.4</text:p>
          </table:table-cell>
          <table:table-cell table:style-name="ce19" office:value-type="string" calcext:value-type="string">
            <text:p>3.5.2</text:p>
          </table:table-cell>
          <table:table-cell table:style-name="ce19" office:value-type="string" calcext:value-type="string">
            <text:p>1.0.1</text:p>
          </table:table-cell>
          <table:table-cell table:style-name="ce19"/>
          <table:table-cell/>
          <table:table-cell table:style-name="ce24" office:value-type="string" calcext:value-type="string">
            <text:p>1.2.4</text:p>
          </table:table-cell>
          <table:table-cell table:style-name="ce19" office:value-type="string" calcext:value-type="string">
            <text:p>1.2.8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9" office:value-type="string" calcext:value-type="string">
            <text:p>369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9-09-10" calcext:value-type="date">
            <text:p>2009-09-10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9" office:value-type="string" calcext:value-type="string">
            <text:p>1.99.23</text:p>
          </table:table-cell>
          <table:table-cell table:style-name="ce19" office:value-type="string" calcext:value-type="string">
            <text:p>1.0.1</text:p>
          </table:table-cell>
          <table:table-cell table:style-name="ce19" office:value-type="string" calcext:value-type="string">
            <text:p>3.5.0</text:p>
          </table:table-cell>
          <table:table-cell table:style-name="ce15" table:number-columns-repeated="2"/>
          <table:table-cell/>
          <table:table-cell table:style-name="ce19" office:value-type="string" calcext:value-type="string">
            <text:p>1.2.4</text:p>
          </table:table-cell>
          <table:table-cell table:style-name="ce19" office:value-type="string" calcext:value-type="string">
            <text:p>1.2.7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9" office:value-type="string" calcext:value-type="string">
            <text:p>251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9-09-08" calcext:value-type="date">
            <text:p>2009-09-08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3 Candidate 1</text:p>
          </table:table-cell>
          <table:table-cell table:number-columns-repeated="3"/>
          <table:table-cell table:style-name="ce19" office:value-type="string" calcext:value-type="string">
            <text:p>1.99.22</text:p>
          </table:table-cell>
          <table:table-cell table:style-name="ce19" office:value-type="string" calcext:value-type="string">
            <text:p>1.0.1</text:p>
          </table:table-cell>
          <table:table-cell table:style-name="ce19" office:value-type="string" calcext:value-type="string">
            <text:p>3.5.0</text:p>
          </table:table-cell>
          <table:table-cell table:style-name="ce15" table:number-columns-repeated="2"/>
          <table:table-cell/>
          <table:table-cell table:style-name="ce24" office:value-type="string" calcext:value-type="string">
            <text:p>1.2.3</text:p>
          </table:table-cell>
          <table:table-cell table:style-name="ce19" office:value-type="string" calcext:value-type="string">
            <text:p>1.2.6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9" office:value-type="string" calcext:value-type="string">
            <text:p>247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8-07-18" calcext:value-type="date">
            <text:p>2008-07-18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2 Candidate 4</text:p>
          </table:table-cell>
          <table:table-cell table:number-columns-repeated="3"/>
          <table:table-cell table:style-name="ce19" office:value-type="string" calcext:value-type="string">
            <text:p>1.99.20</text:p>
          </table:table-cell>
          <table:table-cell table:style-name="ce19" office:value-type="string" calcext:value-type="string">
            <text:p>1.0.0</text:p>
          </table:table-cell>
          <table:table-cell table:style-name="ce19" office:value-type="string" calcext:value-type="string">
            <text:p>1.2.0</text:p>
          </table:table-cell>
          <table:table-cell table:style-name="ce15" table:number-columns-repeated="2"/>
          <table:table-cell/>
          <table:table-cell table:style-name="ce19" office:value-type="string" calcext:value-type="string">
            <text:p>1.2.3</text:p>
          </table:table-cell>
          <table:table-cell table:style-name="ce19" office:value-type="string" calcext:value-type="string">
            <text:p>1.2.5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9" office:value-type="string" calcext:value-type="string">
            <text:p>201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8-04-01" calcext:value-type="date">
            <text:p>2008-04-01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2 Candidate 3</text:p>
          </table:table-cell>
          <table:table-cell table:number-columns-repeated="3"/>
          <table:table-cell table:style-name="ce19" office:value-type="string" calcext:value-type="string">
            <text:p>1.99.19</text:p>
          </table:table-cell>
          <table:table-cell table:style-name="ce15" table:number-columns-repeated="4"/>
          <table:table-cell/>
          <table:table-cell table:style-name="ce24" office:value-type="string" calcext:value-type="string">
            <text:p>1.2.2</text:p>
          </table:table-cell>
          <table:table-cell table:style-name="ce19" office:value-type="string" calcext:value-type="string">
            <text:p>1.2.4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9" office:value-type="string" calcext:value-type="string">
            <text:p>136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8-03-17" calcext:value-type="date">
            <text:p>2008-03-17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2 Candidate 2</text:p>
          </table:table-cell>
          <table:table-cell table:number-columns-repeated="3"/>
          <table:table-cell table:style-name="ce19" office:value-type="string" calcext:value-type="string">
            <text:p>1.99.18</text:p>
          </table:table-cell>
          <table:table-cell table:style-name="ce15" table:number-columns-repeated="4"/>
          <table:table-cell/>
          <table:table-cell table:style-name="ce24" office:value-type="string" calcext:value-type="string">
            <text:p>1.2.2</text:p>
          </table:table-cell>
          <table:table-cell table:style-name="ce19" office:value-type="string" calcext:value-type="string">
            <text:p>1.2.3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9" office:value-type="string" calcext:value-type="string">
            <text:p>122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8-02-11" calcext:value-type="date">
            <text:p>2008-02-11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2 Candidate 1</text:p>
          </table:table-cell>
          <table:table-cell table:number-columns-repeated="3"/>
          <table:table-cell table:style-name="ce19" office:value-type="string" calcext:value-type="string">
            <text:p>1.99.17</text:p>
          </table:table-cell>
          <table:table-cell table:style-name="ce15" table:number-columns-repeated="4"/>
          <table:table-cell/>
          <table:table-cell table:number-columns-repeated="2" table:style-name="ce19" office:value-type="string" calcext:value-type="string">
            <text:p>1.2.2</text:p>
          </table:table-cell>
          <table:table-cell table:style-name="ce24" office:value-type="string" calcext:value-type="string">
            <text:p>1.0.0</text:p>
          </table:table-cell>
          <table:table-cell/>
          <table:table-cell table:style-name="ce19" office:value-type="string" calcext:value-type="string">
            <text:p>105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7-08-30" calcext:value-type="date">
            <text:p>2007-08-30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2 Preliminary</text:p>
          </table:table-cell>
          <table:table-cell table:number-columns-repeated="3"/>
          <table:table-cell table:style-name="ce19" office:value-type="string" calcext:value-type="string">
            <text:p>1.99.13</text:p>
          </table:table-cell>
          <table:table-cell table:style-name="ce15" table:number-columns-repeated="4"/>
          <table:table-cell/>
          <table:table-cell table:number-columns-repeated="2" table:style-name="ce19" office:value-type="string" calcext:value-type="string">
            <text:p>1.2.1</text:p>
          </table:table-cell>
          <table:table-cell table:style-name="ce19" office:value-type="string" calcext:value-type="string">
            <text:p>1.0.0</text:p>
          </table:table-cell>
          <table:table-cell/>
          <table:table-cell table:style-name="ce19" office:value-type="string" calcext:value-type="string">
            <text:p>(45)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7-04-15" calcext:value-type="date">
            <text:p>2007-04-15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Beta 1</text:p>
          </table:table-cell>
          <table:table-cell table:number-columns-repeated="3"/>
          <table:table-cell table:style-name="ce19" office:value-type="string" calcext:value-type="string">
            <text:p>1.99.12</text:p>
          </table:table-cell>
          <table:table-cell table:style-name="ce15" table:number-columns-repeated="4"/>
          <table:table-cell/>
          <table:table-cell table:number-columns-repeated="2" table:style-name="ce19" office:value-type="string" calcext:value-type="string">
            <text:p>1.2.0</text:p>
          </table:table-cell>
          <table:table-cell table:number-columns-repeated="2"/>
          <table:table-cell table:style-name="ce19" office:value-type="string" calcext:value-type="string">
            <text:p>9</text:p>
          </table:table-cell>
          <table:table-cell table:number-columns-repeated="1003"/>
        </table:table-row>
        <table:table-row table:style-name="ro1">
          <table:table-cell/>
          <table:table-cell table:style-name="ce6" office:value-type="date" office:date-value="2007-02-25" calcext:value-type="date">
            <text:p>2007-02-25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Alpha 3</text:p>
          </table:table-cell>
          <table:table-cell table:number-columns-repeated="3"/>
          <table:table-cell table:style-name="ce19" office:value-type="string" calcext:value-type="string">
            <text:p>1.99.8</text:p>
          </table:table-cell>
          <table:table-cell table:style-name="ce15" table:number-columns-repeated="4"/>
          <table:table-cell/>
          <table:table-cell table:number-columns-repeated="2" table:style-name="ce19" office:value-type="string" calcext:value-type="string">
            <text:p>1.1.2</text:p>
          </table:table-cell>
          <table:table-cell table:number-columns-repeated="2"/>
          <table:table-cell table:style-name="ce15"/>
          <table:table-cell table:number-columns-repeated="1003"/>
        </table:table-row>
        <table:table-row table:style-name="ro1">
          <table:table-cell/>
          <table:table-cell table:style-name="ce6" office:value-type="date" office:date-value="2007-02-07" calcext:value-type="date">
            <text:p>2007-02-07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Alpha 2</text:p>
          </table:table-cell>
          <table:table-cell table:number-columns-repeated="3"/>
          <table:table-cell table:style-name="ce19" office:value-type="string" calcext:value-type="string">
            <text:p>1.99.3</text:p>
          </table:table-cell>
          <table:table-cell table:style-name="ce15" table:number-columns-repeated="4"/>
          <table:table-cell/>
          <table:table-cell table:number-columns-repeated="2" table:style-name="ce19" office:value-type="string" calcext:value-type="string">
            <text:p>1.1.1</text:p>
          </table:table-cell>
          <table:table-cell table:number-columns-repeated="2"/>
          <table:table-cell table:style-name="ce15"/>
          <table:table-cell table:number-columns-repeated="1003"/>
        </table:table-row>
        <table:table-row table:style-name="ro1">
          <table:table-cell/>
          <table:table-cell table:style-name="ce6" office:value-type="date" office:date-value="2007-01-23" calcext:value-type="date">
            <text:p>2007-01-23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YAT 2.0 Alpha 1</text:p>
          </table:table-cell>
          <table:table-cell table:number-columns-repeated="3"/>
          <table:table-cell table:style-name="ce19" office:value-type="string" calcext:value-type="string">
            <text:p>1.99.0</text:p>
          </table:table-cell>
          <table:table-cell table:style-name="ce15" table:number-columns-repeated="4"/>
          <table:table-cell/>
          <table:table-cell table:number-columns-repeated="2" table:style-name="ce19" office:value-type="string" calcext:value-type="string">
            <text:p>1.1.0</text:p>
          </table:table-cell>
          <table:table-cell table:number-columns-repeated="2"/>
          <table:table-cell table:style-name="ce15"/>
          <table:table-cell table:number-columns-repeated="1003"/>
        </table:table-row>
        <table:table-row table:style-name="ro1">
          <table:table-cell/>
          <table:table-cell table:style-name="ce6" office:value-type="date" office:date-value="2003-10-31" calcext:value-type="date">
            <text:p>2003-10-31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9" office:value-type="string" calcext:value-type="string">
            <text:p>1.0.2</text:p>
          </table:table-cell>
          <table:table-cell table:style-name="ce15" table:number-columns-repeated="4"/>
          <table:table-cell/>
          <table:table-cell table:number-columns-repeated="2" table:style-name="ce24" office:value-type="string" calcext:value-type="string">
            <text:p>1.0.1</text:p>
          </table:table-cell>
          <table:table-cell table:number-columns-repeated="2"/>
          <table:table-cell table:style-name="ce15"/>
          <table:table-cell table:number-columns-repeated="1003"/>
        </table:table-row>
        <table:table-row table:style-name="ro1">
          <table:table-cell/>
          <table:table-cell table:style-name="ce6" office:value-type="date" office:date-value="2003-10-30" calcext:value-type="date">
            <text:p>2003-10-30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9" office:value-type="string" calcext:value-type="string">
            <text:p>1.0.1</text:p>
          </table:table-cell>
          <table:table-cell table:style-name="ce15" table:number-columns-repeated="4"/>
          <table:table-cell/>
          <table:table-cell table:number-columns-repeated="2" table:style-name="ce19" office:value-type="string" calcext:value-type="string">
            <text:p>1.0.1</text:p>
          </table:table-cell>
          <table:table-cell table:number-columns-repeated="2"/>
          <table:table-cell table:style-name="ce15"/>
          <table:table-cell table:number-columns-repeated="1003"/>
        </table:table-row>
        <table:table-row table:style-name="ro1">
          <table:table-cell/>
          <table:table-cell table:style-name="ce6" office:value-type="date" office:date-value="2003-10-14" calcext:value-type="date">
            <text:p>2003-10-14</text:p>
          </table:table-cell>
          <table:table-cell table:style-name="ce9" office:value-type="string" calcext:value-type="string">
            <text:p>:</text:p>
          </table:table-cell>
          <table:table-cell office:value-type="string" calcext:value-type="string">
            <text:p>XTerm232</text:p>
          </table:table-cell>
          <table:table-cell table:number-columns-repeated="3"/>
          <table:table-cell table:style-name="ce19" office:value-type="string" calcext:value-type="string">
            <text:p>1.0.0</text:p>
          </table:table-cell>
          <table:table-cell table:style-name="ce15" table:number-columns-repeated="4"/>
          <table:table-cell/>
          <table:table-cell table:number-columns-repeated="2" table:style-name="ce19" office:value-type="string" calcext:value-type="string">
            <text:p>1.0.0</text:p>
          </table:table-cell>
          <table:table-cell table:number-columns-repeated="2"/>
          <table:table-cell table:style-name="ce15"/>
          <table:table-cell table:number-columns-repeated="1003"/>
        </table:table-row>
        <table:table-row table:style-name="ro1" table:number-rows-repeated="65504">
          <table:table-cell table:number-columns-repeated="5"/>
          <table:table-cell table:style-name="ce11" table:number-columns-repeated="2"/>
          <table:table-cell table:style-name="ce15" table:number-columns-repeated="5"/>
          <table:table-cell table:number-columns-repeated="1009"/>
        </table:table-row>
        <table:table-row table:style-name="ro1" table:number-rows-repeated="983033">
          <table:table-cell table:number-columns-repeated="1021"/>
        </table:table-row>
        <table:table-row table:style-name="ro1">
          <table:table-cell table:number-columns-repeated="1021"/>
        </table:table-row>
      </table:table>
      <table:table table:name="1. Regression Testing" table:style-name="ta1" table:print="false">
        <table:table-column table:style-name="co3" table:default-cell-style-name="Default"/>
        <table:table-column table:style-name="co13" table:default-cell-style-name="ce36"/>
        <table:table-column table:style-name="co14" table:default-cell-style-name="Default"/>
        <table:table-column table:style-name="co15" table:default-cell-style-name="ce9"/>
        <table:table-column table:style-name="co16" table:default-cell-style-name="Default"/>
        <table:table-column table:style-name="co5" table:default-cell-style-name="Default"/>
        <table:table-column table:style-name="co17" table:default-cell-style-name="ce50"/>
        <table:table-column table:style-name="co17" table:default-cell-style-name="ce56"/>
        <table:table-column table:style-name="co17" table:default-cell-style-name="ce50"/>
        <table:table-column table:style-name="co17" table:default-cell-style-name="ce56"/>
        <table:table-column table:style-name="co11" table:number-columns-repeated="1014" table:default-cell-style-name="Default"/>
        <table:table-row table:style-name="ro2">
          <table:table-cell table:style-name="ce26"/>
          <table:table-cell table:style-name="ce31" table:number-columns-repeated="4"/>
          <table:table-cell table:style-name="ce45" office:value-type="string" calcext:value-type="string">
            <text:p>Duration</text:p>
          </table:table-cell>
          <table:table-cell table:style-name="ce47" office:value-type="string" calcext:value-type="string">
            <text:p>Step</text:p>
          </table:table-cell>
          <table:table-cell table:style-name="ce53"/>
          <table:table-cell table:style-name="ce47" office:value-type="string" calcext:value-type="string">
            <text:p>Total</text:p>
          </table:table-cell>
          <table:table-cell table:style-name="ce53"/>
          <table:table-cell table:style-name="ce31" table:number-columns-repeated="1014"/>
        </table:table-row>
        <table:table-row table:style-name="ro2">
          <table:table-cell table:style-name="ce27"/>
          <table:table-cell table:style-name="ce32" table:number-columns-repeated="4"/>
          <table:table-cell table:style-name="ce46"/>
          <table:table-cell table:style-name="ce48"/>
          <table:table-cell table:style-name="ce54"/>
          <table:table-cell table:style-name="ce48"/>
          <table:table-cell table:style-name="ce54"/>
          <table:table-cell table:style-name="ce32" table:number-columns-repeated="1014"/>
        </table:table-row>
        <table:table-row table:style-name="ro3">
          <table:table-cell table:style-name="ce28" office:value-type="float" office:value="1" calcext:value-type="float">
            <text:p>1.</text:p>
          </table:table-cell>
          <table:table-cell table:style-name="ce33"/>
          <table:table-cell table:style-name="ce38"/>
          <table:table-cell table:style-name="ce40"/>
          <table:table-cell table:style-name="ce33" office:value-type="string" calcext:value-type="string">
            <text:p>Regression Testing</text:p>
          </table:table-cell>
          <table:table-cell table:style-name="ce38"/>
          <table:table-cell table:style-name="ce49" office:value-type="time" office:time-value="PT00H00M00S" calcext:value-type="time">
            <text:p>00:00</text:p>
          </table:table-cell>
          <table:table-cell table:style-name="ce55" table:formula="of:=[.G3]+SUM([.G4:.G65527])" office:value-type="time" office:time-value="PT09H00M00S" calcext:value-type="time">
            <text:p>09:00</text:p>
          </table:table-cell>
          <table:table-cell table:style-name="ce49" table:formula="of:=['0. Overview'.$J$3]" office:value-type="time" office:time-value="PT00H00M00S" calcext:value-type="time">
            <text:p>00:00</text:p>
          </table:table-cell>
          <table:table-cell table:style-name="ce55" table:formula="of:=MAX([.I4:.I65527])" office:value-type="time" office:time-value="PT09H00M00S" calcext:value-type="time">
            <text:p>09:00</text:p>
          </table:table-cell>
          <table:table-cell table:style-name="ce60" table:number-columns-repeated="1014"/>
        </table:table-row>
        <table:table-row table:style-name="ro2">
          <table:table-cell table:style-name="ce29"/>
          <table:table-cell table:style-name="ce34"/>
          <table:table-cell table:number-columns-repeated="1022"/>
        </table:table-row>
        <table:table-row table:style-name="ro2">
          <table:table-cell table:style-name="ce1"/>
          <table:table-cell table:style-name="ce35" table:formula="of:=CONCATENATE([.A$3]; &quot;.&quot;; COUNTA([.B5]); &quot;.&quot;)" office:value-type="string" office:string-value="1.1." calcext:value-type="string">
            <text:p>1.1.</text:p>
          </table:table-cell>
          <table:table-cell table:style-name="ce39"/>
          <table:table-cell table:style-name="ce41"/>
          <table:table-cell table:style-name="ce39" office:value-type="string" calcext:value-type="string">
            <text:p>Run coding style checks</text:p>
          </table:table-cell>
          <table:table-cell table:style-name="ce39"/>
          <table:table-cell table:style-name="ce51" office:value-type="time" office:time-value="PT01H00M00S" calcext:value-type="time">
            <text:p>01:00</text:p>
          </table:table-cell>
          <table:table-cell table:style-name="ce57"/>
          <table:table-cell table:style-name="ce51" table:formula="of:=MAX([.I$1:.I4])+[.G5]" office:value-type="time" office:time-value="PT01H00M00S" calcext:value-type="time">
            <text:p>01:00</text:p>
          </table:table-cell>
          <table:table-cell table:style-name="ce57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5]; COUNTA([.C$6:.C6]); &quot;.&quot;)" office:value-type="string" office:string-value="1.1.1." calcext:value-type="string">
            <text:p>1.1.1.</text:p>
          </table:table-cell>
          <table:table-cell table:style-name="ce42" office:value-type="string" calcext:value-type="string">
            <text:p></text:p>
          </table:table-cell>
          <table:table-cell table:formula="of:=['3. Final Testing'.E9]" office:value-type="string" office:string-value="Use StyleCop on 'Debug Test'" calcext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formula="of:=['3. Final Testing'.E10]" office:value-type="string" office:string-value="&gt; &quot;Visual Studio &gt; Tools &gt; Run StyleCop (Rescan All)&quot;" calcext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formula="of:=['3. Final Testing'.E11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style-name="ce30"/>
          <table:table-cell table:style-name="ce37" table:number-columns-repeated="2"/>
          <table:table-cell table:style-name="ce43"/>
          <table:table-cell table:formula="of:=['3. Final Testing'.E12]" office:value-type="string" office:string-value="1 expected warning:" calcext:value-type="string">
            <text:p>1 expected warning:</text:p>
          </table:table-cell>
          <table:table-cell table:style-name="ce30"/>
          <table:table-cell table:style-name="ce52"/>
          <table:table-cell table:style-name="ce58"/>
          <table:table-cell table:style-name="ce52"/>
          <table:table-cell table:style-name="ce58"/>
          <table:table-cell table:style-name="ce30" table:number-columns-repeated="1014"/>
        </table:table-row>
        <table:table-row table:style-name="ro1">
          <table:table-cell table:style-name="ce30"/>
          <table:table-cell table:style-name="ce37" table:number-columns-repeated="2"/>
          <table:table-cell table:style-name="ce43"/>
          <table:table-cell table:formula="of:=['3. Final Testing'.E13]" office:value-type="string" office:string-value="SA1409 : CSharp.Maintainability @ YAT.Model.Terminal.cs" calcext:value-type="string">
            <text:p>SA1409 : CSharp.Maintainability @ YAT.Model.Terminal.cs</text:p>
          </table:table-cell>
          <table:table-cell table:style-name="ce30"/>
          <table:table-cell table:style-name="ce52"/>
          <table:table-cell table:style-name="ce58"/>
          <table:table-cell table:style-name="ce52"/>
          <table:table-cell table:style-name="ce58"/>
          <table:table-cell table:style-name="ce30" table:number-columns-repeated="1014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4"/>
          <table:table-cell office:value-type="string" calcext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14]); &quot;.&quot;)" office:value-type="string" office:string-value="1.2." calcext:value-type="string">
            <text:p>1.2.</text:p>
          </table:table-cell>
          <table:table-cell table:style-name="ce39"/>
          <table:table-cell table:style-name="ce41"/>
          <table:table-cell table:style-name="ce39" office:value-type="string" calcext:value-type="string">
            <text:p>Run assembly checks</text:p>
          </table:table-cell>
          <table:table-cell table:style-name="ce39"/>
          <table:table-cell table:style-name="ce51" office:value-type="time" office:time-value="PT02H00M00S" calcext:value-type="time">
            <text:p>02:00</text:p>
          </table:table-cell>
          <table:table-cell table:style-name="ce57"/>
          <table:table-cell table:style-name="ce51" table:formula="of:=MAX([.I$1:.I13])+[.G14]" office:value-type="time" office:time-value="PT03H00M00S" calcext:value-type="time">
            <text:p>03:00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14]; COUNTA([.C$15:.C15]); &quot;.&quot;)" office:value-type="string" office:string-value="1.2.1." calcext:value-type="string">
            <text:p>1.2.1.</text:p>
          </table:table-cell>
          <table:table-cell table:style-name="ce42" office:value-type="string" calcext:value-type="string">
            <text:p></text:p>
          </table:table-cell>
          <table:table-cell table:formula="of:=['3. Final Testing'.E18]" office:value-type="string" office:string-value="Use FxCop 'MKY.Debug' on 'Debug Test'" calcext:value-type="string">
            <text:p>Use FxCop 'MKY.Debug'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formula="of:=['3. Final Testing'.E19]" office:value-type="string" office:string-value="&gt; Open and verify &quot;\MKY\MKY.Debug.FxCop&quot;" calcext:value-type="string">
            <text:p>&gt; Open and verify "\MKY\MKY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style-name="ce44" table:formula="of:=['3. Final Testing'.E21]" office:value-type="string" office:string-value="26 expected warnings:" calcext:value-type="string">
            <text:p>26 expected warnings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style-name="ce44" table:formula="of:=['3. Final Testing'.E22]" office:value-type="string" office:string-value="CA2214 : DoNotCallOverridableMethodsInConstructors @ 26 locations" calcext:value-type="string">
            <text:p>CA2214 : DoNotCallOverridableMethodsInConstructors @ 26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 table:formula="of:=CONCATENATE([.B$14]; COUNTA([.C$15:.C21]); &quot;.&quot;)" office:value-type="string" office:string-value="1.2.2." calcext:value-type="string">
            <text:p>1.2.2.</text:p>
          </table:table-cell>
          <table:table-cell table:style-name="ce42" office:value-type="string" calcext:value-type="string">
            <text:p></text:p>
          </table:table-cell>
          <table:table-cell table:formula="of:=['3. Final Testing'.E24]" office:value-type="string" office:string-value="Use FxCop 'NUnit.Debug' on 'Debug Test'" calcext:value-type="string">
            <text:p>Use FxCop 'NUnit.Debug'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formula="of:=['3. Final Testing'.E25]" office:value-type="string" office:string-value="&gt; Open and verify &quot;\NUnit\NUnit.Debug.FxCop&quot;" calcext:value-type="string">
            <text:p>&gt; Open and verify "\NUnit\NUnit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 table:formula="of:=CONCATENATE([.B$14]; COUNTA([.C$15:.C24]); &quot;.&quot;)" office:value-type="string" office:string-value="1.2.3." calcext:value-type="string">
            <text:p>1.2.3.</text:p>
          </table:table-cell>
          <table:table-cell table:style-name="ce42" office:value-type="string" calcext:value-type="string">
            <text:p></text:p>
          </table:table-cell>
          <table:table-cell table:formula="of:=['3. Final Testing'.E27]" office:value-type="string" office:string-value="Use FxCop 'YAT.Debug' on 'Debug Test'" calcext:value-type="string">
            <text:p>Use FxCop 'YAT.Debug'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formula="of:=['3. Final Testing'.E28]" office:value-type="string" office:string-value="&gt; Open and verify &quot;\YAT\YAT.Debug.FxCop&quot;" calcext:value-type="string">
            <text:p>&gt; Open and verify "\YAT\YAT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style-name="ce44" table:formula="of:=['3. Final Testing'.E30]" office:value-type="string" office:string-value="135 expected errors/warnings:" calcext:value-type="string">
            <text:p>135 expected errors/warnings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style-name="ce44" table:formula="of:=['3. Final Testing'.E31]" office:value-type="string" office:string-value="CA1002 : DoNotExposeGenericLists @ 52 locations" calcext:value-type="string">
            <text:p>CA1002 : DoNotExposeGenericLists @ 52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style-name="ce44" table:formula="of:=['3. Final Testing'.E32]" office:value-type="string" office:string-value="CA2214 : DoNotCallOverridableMethodsInConstructors @ 83 locations" calcext:value-type="string">
            <text:p>CA2214 : DoNotCallOverridableMethodsInConstructors @ 83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33]); &quot;.&quot;)" office:value-type="string" office:string-value="1.3." calcext:value-type="string">
            <text:p>1.3.</text:p>
          </table:table-cell>
          <table:table-cell table:style-name="ce39"/>
          <table:table-cell table:style-name="ce41"/>
          <table:table-cell table:style-name="ce39" office:value-type="string" calcext:value-type="string">
            <text:p>Run automated tests</text:p>
          </table:table-cell>
          <table:table-cell table:style-name="ce39"/>
          <table:table-cell table:style-name="ce51" office:value-type="time" office:time-value="PT06H00M00S" calcext:value-type="time">
            <text:p>06:00</text:p>
          </table:table-cell>
          <table:table-cell table:style-name="ce57"/>
          <table:table-cell table:style-name="ce51" table:formula="of:=MAX([.I$1:.I32])+[.G33]" office:value-type="time" office:time-value="PT09H00M00S" calcext:value-type="time">
            <text:p>09:00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33]; COUNTA([.C$34:.C34]); &quot;.&quot;)" office:value-type="string" office:string-value="1.3.1." calcext:value-type="string">
            <text:p>1.3.1.</text:p>
          </table:table-cell>
          <table:table-cell table:style-name="ce42" office:value-type="string" calcext:value-type="string">
            <text:p></text:p>
          </table:table-cell>
          <table:table-cell table:formula="of:=['3. Final Testing'.E37]" office:value-type="string" office:string-value="Ensure to select 'YAT.Test' as the 'StartUp' project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formula="of:=['3. Final Testing'.E39]" office:value-type="string" office:string-value="Note: 'YAT' or 'YATConsole' don't have dependencies to the test projects, thus they will not get built!" calcext:value-type="string">
            <text:p>Note: 'YAT' or 'YATConsole' don't have dependencies to the test projects, thus they will not get built!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 table:formula="of:=CONCATENATE([.B$33]; COUNTA([.C$34:.C38]); &quot;.&quot;)" office:value-type="string" office:string-value="1.3.2." calcext:value-type="string">
            <text:p>1.3.2.</text:p>
          </table:table-cell>
          <table:table-cell table:style-name="ce42" office:value-type="string" calcext:value-type="string">
            <text:p></text:p>
          </table:table-cell>
          <table:table-cell table:formula="of:=['3. Final Testing'.E41]" office:value-type="string" office:string-value="Configure NUnit test categories" calcext:value-type="string">
            <text:p>Configure NUnit test categor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formula="of:=['3. Final Testing'.E42]" office:value-type="string" office:string-value="&gt; &quot;Visual Studio &gt; Tools &gt; NUnit&quot; (Alt+N)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formula="of:=['3. Final Testing'.E43]" office:value-type="string" office:string-value="    &gt; Categories = Select and exclude all longer than a minute" calcext:value-type="string">
            <text:p><text:s text:c="4"/>&gt; Categories = Select and exclude all longer than a minut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 table:formula="of:=CONCATENATE([.B$33]; COUNTA([.C$34:.C42]); &quot;.&quot;)" office:value-type="string" office:string-value="1.3.3." calcext:value-type="string">
            <text:p>1.3.3.</text:p>
          </table:table-cell>
          <table:table-cell table:style-name="ce42" office:value-type="string" calcext:value-type="string">
            <text:p></text:p>
          </table:table-cell>
          <table:table-cell table:formula="of:=['3. Final Testing'.E45]" office:value-type="string" office:string-value="Use NUnit on 'Debug Test'" calcext:value-type="string">
            <text:p>Use NUnit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formula="of:=['3. Final Testing'.E46]" office:value-type="string" office:string-value="&gt; &quot;Visual Studio &gt; Tools &gt; NUnit&quot; (Alt+N)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    &gt; "Project &gt; Configurations &gt; Debug" <text:span text:style-name="T1">(Debug @ Regression + Release @ Final)</text:span>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style-name="ce44" table:formula="of:=['3. Final Testing'.E49]" office:value-type="string" office:string-value="Expected errors/warnings:" calcext:value-type="string">
            <text:p>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44" table:formula="of:=['3. Final Testing'.E50]" office:value-type="string" office:string-value="MKY.IO.Ports.Test.SerialPort.ConnectionTest.TestDisconnectReconnect...() fail when running in sequence with previous tests, pass when running as single test" calcext:value-type="string">
            <text:p>MKY.IO.Ports.Test.SerialPort.ConnectionTest.TestDisconnectReconnect...() fail when running in sequence with previous tests, pass when running as single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44" table:formula="of:=['3. Final Testing'.E51]" office:value-type="string" office:string-value="MKY.IO.Usb.Test.ConnectionTest is not yet implemented =&gt; Assert.Ignore() =&gt; yellow bar" calcext:value-type="string">
            <text:p>MKY.IO.Usb.Test.ConnectionTest is not yet implemented =&gt; Assert.Ignore() =&gt; yellow ba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44" table:formula="of:=['3. Final Testing'.E52]" office:value-type="string" office:string-value="YAT.Controller.Test: Note #250 &quot;ControllerTest modifies the current working-copy settings&quot; + #350 Interactive ControllerTests may fail because current application settings are used&quot; =&gt; Simply run the tests again" calcext:value-type="string">
            <text:p>YAT.Controller.Test: Note #250 "ControllerTest modifies the current working-copy settings" + #350 Interactive ControllerTests may fail because current application settings are used" =&gt; Simply run the test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44" table:formula="of:=['3. Final Testing'.E53]" office:value-type="string" office:string-value="YAT.Model.Test.ConnectionTest.TestDisconnectReconnectSerialPort fails when running in sequence with previous tests, passes when running as single test" calcext:value-type="string">
            <text:p>YAT.Model.Test.ConnectionTest.TestDisconnectReconnectSerialPort fails when running in sequence with previous tests, passes when running as single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44" table:formula="of:=['3. Final Testing'.E54]" office:value-type="string" office:string-value="YAT.Model.Test.FileHandlingTest fails because of the issue described in FR#272 =&gt; Dispose() must temporarily (for running the test) be commented-out in Model.Main#1172/Workspace#1129/Terminal#1943" calcext:value-type="string">
            <text:p>YAT.Model.Test.FileHandlingTest fails because of the issue described in FR#272 =&gt; Dispose() must temporarily (for running the test) be commented-out in Model.Main#1172/Workspace#1129/Terminal#1943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44" table:formula="of:=['3. Final Testing'.E55]" office:value-type="string" office:string-value="YAT.Model.Test.StressTest is not yet implemented =&gt; Assert.Ignore() =&gt; yellow bar" calcext:value-type="string">
            <text:p>YAT.Model.Test.StressTest is not yet implemented =&gt; Assert.Ignore() =&gt; yellow ba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44" table:formula="of:=['3. Final Testing'.E56]" office:value-type="string" office:string-value="YAT.Model.Test.Transmission.*.IPLoopbacks fail for 'OnSpecificIPv4/6Interface', install/config of &quot;TAP-Win32 Adapter&quot; is required" calcext:value-type="string">
            <text:p>YAT.Model.Test.Transmission.*.IPLoopbacks fail for 'OnSpecificIPv4/6Interface',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44" table:formula="of:=['3. Final Testing'.E57]" office:value-type="string" office:string-value="YAT.Model.Test.Transmission.OneWay.LoopbackSelfs fail at 'SingleNoEOL', 'DoubleNoEOL', 'StillEol3', 'Clear1/2' because Tx results in a line (DirChangeLineBreak)" calcext:value-type="string">
            <text:p>YAT.Model.Test.Transmission.OneWay.LoopbackSelfs fail at 'SingleNoEOL', 'DoubleNoEOL', 'StillEol3', 'Clear1/2' because Tx results in a line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44" table:formula="of:=['3. Final Testing'.E58]" office:value-type="string" office:string-value="YAT.Model.Test.Transmission.Repeating.LoopbackSelfs fail at '*TwoWay' because Tx results in line(s) (DirChangeLineBreak)" calcext:value-type="string">
            <text:p>YAT.Model.Test.Transmission.Repeating.LoopbackSelfs fail at '*TwoWay' because Tx results in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44" table:formula="of:=['3. Final Testing'.E59]" office:value-type="string" office:string-value="YAT.Model.Test.Transmission.TwoWay.LoopbackSelfs fail because Tx results in line(s) (DirChangeLineBreak)" calcext:value-type="string">
            <text:p>YAT.Model.Test.Transmission.TwoWay.LoopbackSelfs fail because Tx results in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44" table:formula="of:=['3. Final Testing'.E60]" office:value-type="string" office:string-value="YAT.Settings.Test.FileVersionsTest.V1.99.13/17/18/19[01|02] fail (bugs #232 and #246 &quot;Issues with [Alternate]TolerantXmlSerializer&quot;)" calcext:value-type="string">
            <text:p>YAT.Settings.Test.FileVersionsTest.V1.99.13/17/18/19[01|02]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44" table:formula="of:=['3. Final Testing'.E61]" office:value-type="string" office:string-value="YAT.View.Test.StressTest: Note #349 &quot;StressTest uses the current application settings&quot;" calcext:value-type="string">
            <text:p>YAT.View.Test.StressTest: Note #349 "StressTest uses the current application settings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Note: If everything works fine (rarely the case…), run takes around 60 minutes, but expect quite some time for fixes</text:p>
          </table:table-cell>
          <table:table-cell table:number-columns-repeated="1019"/>
        </table:table-row>
        <table:table-row table:style-name="ro2" table:number-rows-repeated="6547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2. Preparation" table:style-name="ta1" table:print="false">
        <office:forms form:automatic-focus="false" form:apply-design-mode="false"/>
        <table:table-column table:style-name="co3" table:default-cell-style-name="Default"/>
        <table:table-column table:style-name="co13" table:default-cell-style-name="ce36"/>
        <table:table-column table:style-name="co14" table:default-cell-style-name="Default"/>
        <table:table-column table:style-name="co15" table:default-cell-style-name="ce9"/>
        <table:table-column table:style-name="co16" table:default-cell-style-name="Default"/>
        <table:table-column table:style-name="co5" table:default-cell-style-name="Default"/>
        <table:table-column table:style-name="co17" table:default-cell-style-name="ce50"/>
        <table:table-column table:style-name="co17" table:default-cell-style-name="ce56"/>
        <table:table-column table:style-name="co17" table:default-cell-style-name="ce50"/>
        <table:table-column table:style-name="co17" table:default-cell-style-name="ce56"/>
        <table:table-column table:style-name="co11" table:number-columns-repeated="1014" table:default-cell-style-name="Default"/>
        <table:table-row table:style-name="ro2">
          <table:table-cell table:style-name="ce26"/>
          <table:table-cell table:style-name="ce31" table:number-columns-repeated="4"/>
          <table:table-cell table:style-name="ce45" office:value-type="string" calcext:value-type="string">
            <text:p>Duration</text:p>
          </table:table-cell>
          <table:table-cell table:style-name="ce47" office:value-type="string" calcext:value-type="string">
            <text:p>Step</text:p>
          </table:table-cell>
          <table:table-cell table:style-name="ce53"/>
          <table:table-cell table:style-name="ce47" office:value-type="string" calcext:value-type="string">
            <text:p>Total</text:p>
          </table:table-cell>
          <table:table-cell table:style-name="ce53"/>
          <table:table-cell table:style-name="ce31" table:number-columns-repeated="1012"/>
          <table:table-cell table:number-columns-repeated="2"/>
        </table:table-row>
        <table:table-row table:style-name="ro2">
          <table:table-cell table:style-name="ce27"/>
          <table:table-cell table:style-name="ce32" table:number-columns-repeated="4"/>
          <table:table-cell table:style-name="ce46"/>
          <table:table-cell table:style-name="ce48"/>
          <table:table-cell table:style-name="ce54"/>
          <table:table-cell table:style-name="ce48"/>
          <table:table-cell table:style-name="ce54"/>
          <table:table-cell table:style-name="ce32" table:number-columns-repeated="1012"/>
          <table:table-cell table:number-columns-repeated="2"/>
        </table:table-row>
        <table:table-row table:style-name="ro3">
          <table:table-cell table:style-name="ce28" office:value-type="float" office:value="2" calcext:value-type="float">
            <text:p>2.</text:p>
          </table:table-cell>
          <table:table-cell table:style-name="ce33"/>
          <table:table-cell table:style-name="ce38"/>
          <table:table-cell table:style-name="ce40"/>
          <table:table-cell table:style-name="ce33" office:value-type="string" calcext:value-type="string">
            <text:p>Preparation</text:p>
          </table:table-cell>
          <table:table-cell table:style-name="ce38"/>
          <table:table-cell table:style-name="ce49" office:value-type="time" office:time-value="PT00H00M00S" calcext:value-type="time">
            <text:p>00:00</text:p>
          </table:table-cell>
          <table:table-cell table:style-name="ce55" table:formula="of:=[.G3]+SUM([.G4:.G65543])" office:value-type="time" office:time-value="PT02H10M00S" calcext:value-type="time">
            <text:p>02:10</text:p>
          </table:table-cell>
          <table:table-cell table:style-name="ce49" table:formula="of:=['1. Regression Testing'.$J$3]" office:value-type="time" office:time-value="PT09H00M00S" calcext:value-type="time">
            <text:p>09:00</text:p>
          </table:table-cell>
          <table:table-cell table:style-name="ce55" table:formula="of:=MAX([.I4:.I65543])" office:value-type="time" office:time-value="PT11H10M00S" calcext:value-type="time">
            <text:p>11:10</text:p>
          </table:table-cell>
          <table:table-cell table:style-name="ce60" table:number-columns-repeated="1012"/>
          <table:table-cell table:number-columns-repeated="2"/>
        </table:table-row>
        <table:table-row table:style-name="ro2">
          <table:table-cell table:style-name="ce29"/>
          <table:table-cell table:style-name="ce34"/>
          <table:table-cell table:number-columns-repeated="1022"/>
        </table:table-row>
        <table:table-row table:style-name="ro2">
          <table:table-cell table:style-name="ce61"/>
          <table:table-cell table:style-name="ce63" table:formula="of:=CONCATENATE([.A$3]; &quot;.&quot;; COUNTA([.B5]); &quot;.&quot;)" office:value-type="string" office:string-value="2.1." calcext:value-type="string">
            <text:p>2.1.</text:p>
          </table:table-cell>
          <table:table-cell table:style-name="ce65"/>
          <table:table-cell table:style-name="ce66"/>
          <table:table-cell table:style-name="ce65" office:value-type="string" calcext:value-type="string">
            <text:p>Set versions</text:p>
          </table:table-cell>
          <table:table-cell table:style-name="ce65"/>
          <table:table-cell table:style-name="ce68" office:value-type="time" office:time-value="PT00H20M00S" calcext:value-type="time">
            <text:p>00:20</text:p>
          </table:table-cell>
          <table:table-cell table:style-name="ce70"/>
          <table:table-cell table:style-name="ce68" table:formula="of:=MAX([.I$1:.I4])+[.G5]" office:value-type="time" office:time-value="PT09H20M00S" calcext:value-type="time">
            <text:p>09:20</text:p>
          </table:table-cell>
          <table:table-cell table:style-name="ce70"/>
          <table:table-cell table:style-name="ce61" table:number-columns-repeated="1012"/>
          <table:table-cell table:style-name="ce62" table:number-columns-repeated="2"/>
        </table:table-row>
        <table:table-row table:style-name="ro4">
          <table:table-cell table:style-name="ce62"/>
          <table:table-cell table:style-name="ce64"/>
          <table:table-cell table:style-name="ce64" table:formula="of:=CONCATENATE([.B$5]; COUNTA([.C$6:.C6]); &quot;.&quot;)" office:value-type="string" office:string-value="2.1.1." calcext:value-type="string">
            <text:p>2.1.1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Ensure that product version in ALAZ.Version is different than at last release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1">
          <table:table-cell table:style-name="ce62"/>
          <table:table-cell table:style-name="ce64"/>
          <table:table-cell table:style-name="ce64" table:formula="of:=CONCATENATE([.B$5]; COUNTA([.C$6:.C7]); &quot;.&quot;)" office:value-type="string" office:string-value="2.1.2." calcext:value-type="string">
            <text:p>2.1.2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Ensure that product version in netrtfwriter AssemblyInfo is different than at last release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1">
          <table:table-cell table:style-name="ce62"/>
          <table:table-cell table:style-name="ce64" table:number-columns-repeated="2"/>
          <table:table-cell table:style-name="ce67"/>
          <table:table-cell table:style-name="ce62" office:value-type="string" calcext:value-type="string">
            <text:p>&gt; Versions must differ to ensure proper installation/update!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 table:number-columns-repeated="2"/>
          <table:table-cell table:style-name="ce67"/>
          <table:table-cell office:value-type="string" calcext:value-type="string">
            <text:p>&gt; Additional increment makes little sense as there are no version tags in file header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4">
          <table:table-cell table:style-name="ce62"/>
          <table:table-cell table:style-name="ce64"/>
          <table:table-cell table:style-name="ce64" table:formula="of:=CONCATENATE([.B$5]; COUNTA([.C$6:.C10]); &quot;.&quot;)" office:value-type="string" office:string-value="2.1.3." calcext:value-type="string">
            <text:p>2.1.3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Increment product version in MKY.Version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4">
          <table:table-cell table:style-name="ce62"/>
          <table:table-cell table:style-name="ce64"/>
          <table:table-cell table:style-name="ce64" table:formula="of:=CONCATENATE([.B$5]; COUNTA([.C$6:.C11]); &quot;.&quot;)" office:value-type="string" office:string-value="2.1.4." calcext:value-type="string">
            <text:p>2.1.4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Increment product version in NUnit.Version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4">
          <table:table-cell table:style-name="ce62"/>
          <table:table-cell table:style-name="ce64"/>
          <table:table-cell table:style-name="ce64" table:formula="of:=CONCATENATE([.B$5]; COUNTA([.C$6:.C12]); &quot;.&quot;)" office:value-type="string" office:string-value="2.1.5." calcext:value-type="string">
            <text:p>2.1.5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Increment product version in YAT.Version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 table:number-columns-repeated="2"/>
          <table:table-cell table:style-name="ce67"/>
          <table:table-cell table:style-name="ce62" office:value-type="string" calcext:value-type="string">
            <text:p>&gt; Versions must differ to ensure proper installation/update!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/>
          <table:table-cell table:style-name="ce64" table:formula="of:=CONCATENATE([.B$5]; COUNTA([.C$6:.C14]); &quot;.&quot;)" office:value-type="string" office:string-value="2.1.6." calcext:value-type="string">
            <text:p>2.1.6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Set product version in MKY file headers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4">
          <table:table-cell table:style-name="ce62"/>
          <table:table-cell table:style-name="ce64" table:number-columns-repeated="2"/>
          <table:table-cell table:style-name="ce67"/>
          <table:table-cell table:style-name="ce62" office:value-type="string" calcext:value-type="string">
            <text:p>&gt; Also remove 'Development', e.g. '// MKY Version 1.0.12'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4">
          <table:table-cell table:style-name="ce62"/>
          <table:table-cell table:style-name="ce64"/>
          <table:table-cell table:style-name="ce64" table:formula="of:=CONCATENATE([.B$5]; COUNTA([.C$6:.C16]); &quot;.&quot;)" office:value-type="string" office:string-value="2.1.7." calcext:value-type="string">
            <text:p>2.1.7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Set product version in NUnit file headers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4">
          <table:table-cell table:style-name="ce62"/>
          <table:table-cell table:style-name="ce64" table:number-columns-repeated="2"/>
          <table:table-cell table:style-name="ce67"/>
          <table:table-cell table:style-name="ce62" office:value-type="string" calcext:value-type="string">
            <text:p>&gt; Also remove 'Development', e.g. '// NUnit Version 1.0.9'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/>
          <table:table-cell table:style-name="ce64" table:formula="of:=CONCATENATE([.B$5]; COUNTA([.C$6:.C18]); &quot;.&quot;)" office:value-type="string" office:string-value="2.1.8." calcext:value-type="string">
            <text:p>2.1.8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Set product version in YAT file headers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4">
          <table:table-cell table:number-columns-repeated="4"/>
          <table:table-cell office:value-type="string" calcext:value-type="string">
            <text:p>&gt; Also remove 'Development', e.g. '// YAT 2.0 Gamma 1 Version 1.99.33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4" table:formula="of:=CONCATENATE([.B$5]; COUNTA([.C$6:.C20]); &quot;.&quot;)" office:value-type="string" office:string-value="2.1.9." calcext:value-type="string">
            <text:p>2.1.9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Set product name post fix in "YAT.Application.ApplicationEx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4"/>
          <table:table-cell table:style-name="ce67"/>
          <table:table-cell table:style-name="ce62" office:value-type="string" calcext:value-type="string">
            <text:p>&gt; Remove 'Developmen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5]; COUNTA([.C$6:.C22]); &quot;.&quot;)" office:value-type="string" office:string-value="2.1.10." calcext:value-type="string">
            <text:p>2.1.10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Check the property status of each fil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Ensure not to commit modified settings file(s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5]; COUNTA([.C$6:.C25]); &quot;.&quot;)" office:value-type="string" office:string-value="2.1.11." calcext:value-type="string">
            <text:p>2.1.1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Fill date and versions into 'The YAT story' in '0. Overview'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27]); &quot;.&quot;)" office:value-type="string" office:string-value="2.2." calcext:value-type="string">
            <text:p>2.2.</text:p>
          </table:table-cell>
          <table:table-cell table:style-name="ce39"/>
          <table:table-cell table:style-name="ce41"/>
          <table:table-cell table:style-name="ce39" office:value-type="string" calcext:value-type="string">
            <text:p>Set installation version</text:p>
          </table:table-cell>
          <table:table-cell table:style-name="ce39"/>
          <table:table-cell table:style-name="ce51" office:value-type="time" office:time-value="PT00H05M00S" calcext:value-type="time">
            <text:p>00:05</text:p>
          </table:table-cell>
          <table:table-cell table:style-name="ce57"/>
          <table:table-cell table:style-name="ce51" table:formula="of:=MAX([.I$1:.I26])+[.G27]" office:value-type="time" office:time-value="PT09H25M00S" calcext:value-type="time">
            <text:p>09:25</text:p>
          </table:table-cell>
          <table:table-cell table:style-name="ce59"/>
          <table:table-cell table:style-name="ce1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36" table:formula="of:=CONCATENATE([.B$27]; COUNTA([.C$28:.C28]); &quot;.&quot;)" office:value-type="string" office:string-value="2.2.1." calcext:value-type="string">
            <text:p>2.2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Set product title in "YAT.Setup.x86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27]; COUNTA([.C$28:.C29]); &quot;.&quot;)" office:value-type="string" office:string-value="2.2.2." calcext:value-type="string">
            <text:p>2.2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Set product version in "YAT.Setup.x86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27]; COUNTA([.C$28:.C30]); &quot;.&quot;)" office:value-type="string" office:string-value="2.2.3." calcext:value-type="string">
            <text:p>2.2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Set product title in "YAT.Setup.x64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27]; COUNTA([.C$28:.C31]); &quot;.&quot;)" office:value-type="string" office:string-value="2.2.4." calcext:value-type="string">
            <text:p>2.2.4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Set product version in "YAT.Setup.x64"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5" table:formula="of:=CONCATENATE([.A$3]; &quot;.&quot;; COUNTA([.B$5:.B33]); &quot;.&quot;)" office:value-type="string" office:string-value="2.3." calcext:value-type="string">
            <text:p>2.3.</text:p>
          </table:table-cell>
          <table:table-cell table:style-name="ce39"/>
          <table:table-cell table:style-name="ce41"/>
          <table:table-cell table:style-name="ce39" office:value-type="string" calcext:value-type="string">
            <text:p>Update settings defaults and schema in "YAT\!-Settings\!-Current"</text:p>
          </table:table-cell>
          <table:table-cell table:style-name="ce39"/>
          <table:table-cell table:style-name="ce51" office:value-type="time" office:time-value="PT00H30M00S" calcext:value-type="time">
            <text:p>00:30</text:p>
          </table:table-cell>
          <table:table-cell table:style-name="ce57"/>
          <table:table-cell table:style-name="ce51" table:formula="of:=MAX([.I$1:.I32])+[.G33]" office:value-type="time" office:time-value="PT09H55M00S" calcext:value-type="time">
            <text:p>09:55</text:p>
          </table:table-cell>
          <table:table-cell table:style-name="ce59"/>
          <table:table-cell table:number-columns-repeated="1014"/>
        </table:table-row>
        <table:table-row table:style-name="ro2">
          <table:table-cell table:number-columns-repeated="2"/>
          <table:table-cell table:style-name="ce36" table:formula="of:=CONCATENATE([.B$33]; COUNTA([.C$34:.C34]); &quot;.&quot;)" office:value-type="string" office:string-value="2.3.1." calcext:value-type="string">
            <text:p>2.3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pdate settings versions if requir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3]; COUNTA([.C$34:.C35]); &quot;.&quot;)" office:value-type="string" office:string-value="2.3.2." calcext:value-type="string">
            <text:p>2.3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Fill settings versions into '0. Overview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 table:formula="of:=CONCATENATE([.B$33]; COUNTA([.C$34:.C36]); &quot;.&quot;)" office:value-type="string" office:string-value="2.3.3." calcext:value-type="string">
            <text:p>2.3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reate files using NUnit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Build "Debug Test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4"/>&gt; YAT.Settings.Test.SettingsFilesArchiver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6"/>(Note that explicit tests are only runable if no include/exclude filter is active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3]; COUNTA([.C$34:.C41]); &quot;.&quot;)" office:value-type="string" office:string-value="2.3.4." calcext:value-type="string">
            <text:p>2.3.4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Diff and verify the files in "YAT\!-Settings\!-Curren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Restore the &lt;FileType&gt; tag to YAT (result of NUnit)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Manually set the &lt;ProductVersion&gt; tag to the YAT version (result of NUnit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style-name="ce1"/>
          <table:table-cell table:style-name="ce35" table:formula="of:=CONCATENATE([.A$3]; &quot;.&quot;; COUNTA([.B$5:.B45]); &quot;.&quot;)" office:value-type="string" office:string-value="2.4." calcext:value-type="string">
            <text:p>2.4.</text:p>
          </table:table-cell>
          <table:table-cell table:style-name="ce39"/>
          <table:table-cell table:style-name="ce41"/>
          <table:table-cell table:style-name="ce39" office:value-type="string" calcext:value-type="string">
            <text:p>Add new settings defaults and schema to settings archive</text:p>
          </table:table-cell>
          <table:table-cell table:style-name="ce39"/>
          <table:table-cell table:style-name="ce51" office:value-type="time" office:time-value="PT00H15M00S" calcext:value-type="time">
            <text:p>00:15</text:p>
          </table:table-cell>
          <table:table-cell table:style-name="ce57"/>
          <table:table-cell table:style-name="ce51" table:formula="of:=MAX([.I$1:.I44])+[.G45]" office:value-type="time" office:time-value="PT10H10M00S" calcext:value-type="time">
            <text:p>10:10</text:p>
          </table:table-cell>
          <table:table-cell table:style-name="ce59"/>
          <table:table-cell table:style-name="ce1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36" table:formula="of:=CONCATENATE([.B$45]; COUNTA([.C$46:.C46]); &quot;.&quot;)" office:value-type="string" office:string-value="2.4.1." calcext:value-type="string">
            <text:p>2.4.1.</text:p>
          </table:table-cell>
          <table:table-cell table:style-name="ce42" office:value-type="string" calcext:value-type="string">
            <text:p></text:p>
          </table:table-cell>
          <table:table-cell table:style-name="ce62" office:value-type="string" calcext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48]); &quot;.&quot;)" office:value-type="string" office:string-value="2.5." calcext:value-type="string">
            <text:p>2.5.</text:p>
          </table:table-cell>
          <table:table-cell table:style-name="ce39"/>
          <table:table-cell table:style-name="ce41"/>
          <table:table-cell table:style-name="ce39" office:value-type="string" calcext:value-type="string">
            <text:p>Upgrade settings in settings archive "YAT\!-Settings\!-Current"</text:p>
          </table:table-cell>
          <table:table-cell table:style-name="ce39"/>
          <table:table-cell table:style-name="ce51" office:value-type="time" office:time-value="PT00H30M00S" calcext:value-type="time">
            <text:p>00:30</text:p>
          </table:table-cell>
          <table:table-cell table:style-name="ce57"/>
          <table:table-cell table:style-name="ce51" table:formula="of:=MAX([.I$1:.I47])+[.G48]" office:value-type="time" office:time-value="PT10H40M00S" calcext:value-type="time">
            <text:p>10:40</text:p>
          </table:table-cell>
          <table:table-cell table:style-name="ce59"/>
          <table:table-cell table:style-name="ce1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36" table:formula="of:=CONCATENATE([.B$48]; COUNTA([.C$49:.C49]); &quot;.&quot;)" office:value-type="string" office:string-value="2.5.1." calcext:value-type="string">
            <text:p>2.5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pgrade settin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Delete all "YAT Local Settings" or copy default settings there (ensure that window size is defaulted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Ensure that "YAT\!-Settings\!-Current" contains exact clones of the previous versio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Run YAT and open old settin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Modify settings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    &gt; For terminals, change <text:span text:style-name="T1">'Toolbar &gt; Radix'</text:span> to ensure that IO settings are kept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    &gt; For workspaces, change <text:span text:style-name="T1">'Window &gt; Always On Top'</text:span> to ensure that terminal settings are kep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Undo chang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Save upgraded but unchanged settin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48]; COUNTA([.C$49:.C58]); &quot;.&quot;)" office:value-type="string" office:string-value="2.5.2." calcext:value-type="string">
            <text:p>2.5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Diff and verify the new setting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60]); &quot;.&quot;)" office:value-type="string" office:string-value="2.6." calcext:value-type="string">
            <text:p>2.6.</text:p>
          </table:table-cell>
          <table:table-cell table:style-name="ce39"/>
          <table:table-cell table:style-name="ce41"/>
          <table:table-cell table:style-name="ce39" office:value-type="string" calcext:value-type="string">
            <text:p>Add new settings to settings archive</text:p>
          </table:table-cell>
          <table:table-cell table:style-name="ce39"/>
          <table:table-cell table:style-name="ce51" office:value-type="time" office:time-value="PT00H15M00S" calcext:value-type="time">
            <text:p>00:15</text:p>
          </table:table-cell>
          <table:table-cell table:style-name="ce57"/>
          <table:table-cell table:style-name="ce51" table:formula="of:=MAX([.I$1:.I59])+[.G60]" office:value-type="time" office:time-value="PT10H55M00S" calcext:value-type="time">
            <text:p>10:55</text:p>
          </table:table-cell>
          <table:table-cell table:style-name="ce59"/>
          <table:table-cell table:style-name="ce1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36" table:formula="of:=CONCATENATE([.B$60]; COUNTA([.C$61:.C61]); &quot;.&quot;)" office:value-type="string" office:string-value="2.6.1." calcext:value-type="string">
            <text:p>2.6.1.</text:p>
          </table:table-cell>
          <table:table-cell table:style-name="ce42" office:value-type="string" calcext:value-type="string">
            <text:p></text:p>
          </table:table-cell>
          <table:table-cell table:style-name="ce62" office:value-type="string" calcext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 table:formula="of:=CONCATENATE([.B$60]; COUNTA([.C$61:.C62]); &quot;.&quot;)" office:value-type="string" office:string-value="2.6.2." calcext:value-type="string">
            <text:p>2.6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Add new settings to "YAT.Settings.Test.SettingsFilesProvider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 table:formula="of:=CONCATENATE([.B$60]; COUNTA([.C$61:.C63]); &quot;.&quot;)" office:value-type="string" office:string-value="2.6.3." calcext:value-type="string">
            <text:p>2.6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Add new settings to "YAT.Settings.Test.FileVersionsTest"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65]); &quot;.&quot;)" office:value-type="string" office:string-value="2.7." calcext:value-type="string">
            <text:p>2.7.</text:p>
          </table:table-cell>
          <table:table-cell table:style-name="ce39"/>
          <table:table-cell table:style-name="ce41"/>
          <table:table-cell table:style-name="ce39" office:value-type="string" calcext:value-type="string">
            <text:p>Rebuild and commit</text:p>
          </table:table-cell>
          <table:table-cell table:style-name="ce39"/>
          <table:table-cell table:style-name="ce51" office:value-type="time" office:time-value="PT00H15M00S" calcext:value-type="time">
            <text:p>00:15</text:p>
          </table:table-cell>
          <table:table-cell table:style-name="ce57"/>
          <table:table-cell table:style-name="ce51" table:formula="of:=MAX([.I$1:.I64])+[.G65]" office:value-type="time" office:time-value="PT11H10M00S" calcext:value-type="time">
            <text:p>11:10</text:p>
          </table:table-cell>
          <table:table-cell table:style-name="ce59"/>
          <table:table-cell table:style-name="ce1" table:number-columns-repeated="1012"/>
          <table:table-cell table:number-columns-repeated="2"/>
        </table:table-row>
        <table:table-row table:style-name="ro2">
          <table:table-cell table:number-columns-repeated="2"/>
          <table:table-cell table:style-name="ce36" table:formula="of:=CONCATENATE([.B$65]; COUNTA([.C$66:.C66]); &quot;.&quot;)" office:value-type="string" office:string-value="2.7.1." calcext:value-type="string">
            <text:p>2.7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Build 'Debug Test' (ensure no build errors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65]; COUNTA([.C$66:.C67]); &quot;.&quot;)" office:value-type="string" office:string-value="2.7.2." calcext:value-type="string">
            <text:p>2.7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2" table:number-rows-repeated="6548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3. Final Testing" table:style-name="ta1" table:print="false">
        <table:table-column table:style-name="co3" table:default-cell-style-name="Default"/>
        <table:table-column table:style-name="co13" table:default-cell-style-name="ce36"/>
        <table:table-column table:style-name="co14" table:default-cell-style-name="Default"/>
        <table:table-column table:style-name="co15" table:default-cell-style-name="ce9"/>
        <table:table-column table:style-name="co16" table:default-cell-style-name="Default"/>
        <table:table-column table:style-name="co5" table:default-cell-style-name="Default"/>
        <table:table-column table:style-name="co17" table:default-cell-style-name="ce50"/>
        <table:table-column table:style-name="co17" table:default-cell-style-name="ce56"/>
        <table:table-column table:style-name="co17" table:default-cell-style-name="ce50"/>
        <table:table-column table:style-name="co17" table:default-cell-style-name="ce56"/>
        <table:table-column table:style-name="co11" table:number-columns-repeated="1014" table:default-cell-style-name="Default"/>
        <table:table-row table:style-name="ro2">
          <table:table-cell table:style-name="ce26"/>
          <table:table-cell table:style-name="ce31" table:number-columns-repeated="4"/>
          <table:table-cell table:style-name="ce45" office:value-type="string" calcext:value-type="string">
            <text:p>Duration</text:p>
          </table:table-cell>
          <table:table-cell table:style-name="ce47" office:value-type="string" calcext:value-type="string">
            <text:p>Step</text:p>
          </table:table-cell>
          <table:table-cell table:style-name="ce53"/>
          <table:table-cell table:style-name="ce47" office:value-type="string" calcext:value-type="string">
            <text:p>Total</text:p>
          </table:table-cell>
          <table:table-cell table:style-name="ce53"/>
          <table:table-cell table:style-name="ce31" table:number-columns-repeated="1014"/>
        </table:table-row>
        <table:table-row table:style-name="ro2">
          <table:table-cell table:style-name="ce27"/>
          <table:table-cell table:style-name="ce32" table:number-columns-repeated="4"/>
          <table:table-cell table:style-name="ce46"/>
          <table:table-cell table:style-name="ce48"/>
          <table:table-cell table:style-name="ce54"/>
          <table:table-cell table:style-name="ce48"/>
          <table:table-cell table:style-name="ce54"/>
          <table:table-cell table:style-name="ce32" table:number-columns-repeated="1014"/>
        </table:table-row>
        <table:table-row table:style-name="ro3">
          <table:table-cell table:style-name="ce28" office:value-type="float" office:value="3" calcext:value-type="float">
            <text:p>3.</text:p>
          </table:table-cell>
          <table:table-cell table:style-name="ce33"/>
          <table:table-cell table:style-name="ce38"/>
          <table:table-cell table:style-name="ce40"/>
          <table:table-cell table:style-name="ce33" office:value-type="string" calcext:value-type="string">
            <text:p>Final Testing</text:p>
          </table:table-cell>
          <table:table-cell table:style-name="ce38"/>
          <table:table-cell table:style-name="ce49" office:value-type="time" office:time-value="PT00H00M00S" calcext:value-type="time">
            <text:p>00:00</text:p>
          </table:table-cell>
          <table:table-cell table:style-name="ce55" table:formula="of:=[.G3]+SUM([.G4:.G65541])" office:value-type="time" office:time-value="PT04H00M00S" calcext:value-type="time">
            <text:p>04:00</text:p>
          </table:table-cell>
          <table:table-cell table:style-name="ce49" table:formula="of:=['2. Preparation'.$J$3]" office:value-type="time" office:time-value="PT11H10M00S" calcext:value-type="time">
            <text:p>11:10</text:p>
          </table:table-cell>
          <table:table-cell table:style-name="ce55" table:formula="of:=MAX([.I4:.I65541])" office:value-type="time" office:time-value="PT15H10M00S" calcext:value-type="time">
            <text:p>15:10</text:p>
          </table:table-cell>
          <table:table-cell table:style-name="ce60" table:number-columns-repeated="1014"/>
        </table:table-row>
        <table:table-row table:style-name="ro2">
          <table:table-cell table:style-name="ce29"/>
          <table:table-cell table:style-name="ce34"/>
          <table:table-cell table:number-columns-repeated="1022"/>
        </table:table-row>
        <table:table-row table:style-name="ro1">
          <table:table-cell table:style-name="ce1"/>
          <table:table-cell table:style-name="ce35" table:formula="of:=CONCATENATE([.A$3]; &quot;.&quot;; COUNTA([.B5]); &quot;.&quot;)" office:value-type="string" office:string-value="3.1." calcext:value-type="string">
            <text:p>3.1.</text:p>
          </table:table-cell>
          <table:table-cell table:style-name="ce39"/>
          <table:table-cell table:style-name="ce41"/>
          <table:table-cell table:style-name="ce39" office:value-type="string" calcext:value-type="string">
            <text:p>Run manual tests</text:p>
          </table:table-cell>
          <table:table-cell table:style-name="ce39"/>
          <table:table-cell table:style-name="ce51" office:value-type="time" office:time-value="PT02H30M00S" calcext:value-type="time">
            <text:p>02:30</text:p>
          </table:table-cell>
          <table:table-cell table:style-name="ce57"/>
          <table:table-cell table:style-name="ce51" table:formula="of:=MAX([.I$1:.I4])+[.G5]" office:value-type="time" office:time-value="PT13H40M00S" calcext:value-type="time">
            <text:p>13:40</text:p>
          </table:table-cell>
          <table:table-cell table:style-name="ce57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6" table:formula="of:=CONCATENATE([.B$5]; COUNTA([.C$6:.C6]); &quot;.&quot;)" office:value-type="string" office:string-value="3.1.1." calcext:value-type="string">
            <text:p>3.1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According to manual test cases in "\YAT\_Doc.Project\5 - Test\YAT - Test.ods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5" table:formula="of:=CONCATENATE([.A$3]; &quot;.&quot;; COUNTA([.B$5:.B8]); &quot;.&quot;)" office:value-type="string" office:string-value="3.2." calcext:value-type="string">
            <text:p>3.2.</text:p>
          </table:table-cell>
          <table:table-cell table:style-name="ce39"/>
          <table:table-cell table:style-name="ce41"/>
          <table:table-cell table:style-name="ce39" office:value-type="string" calcext:value-type="string">
            <text:p>Re-Run coding style checks</text:p>
          </table:table-cell>
          <table:table-cell table:style-name="ce39"/>
          <table:table-cell table:style-name="ce51" office:value-type="time" office:time-value="PT00H10M00S" calcext:value-type="time">
            <text:p>00:10</text:p>
          </table:table-cell>
          <table:table-cell table:style-name="ce57"/>
          <table:table-cell table:style-name="ce51" table:formula="of:=MAX([.I$1:.I7])+[.G8]" office:value-type="time" office:time-value="PT13H50M00S" calcext:value-type="time">
            <text:p>13:50</text:p>
          </table:table-cell>
          <table:table-cell table:style-name="ce57"/>
          <table:table-cell table:number-columns-repeated="1014"/>
        </table:table-row>
        <table:table-row table:style-name="ro1">
          <table:table-cell table:number-columns-repeated="2"/>
          <table:table-cell table:style-name="ce36" table:formula="of:=CONCATENATE([.B$8]; COUNTA([.C9:.C$9]); &quot;.&quot;)" office:value-type="string" office:string-value="3.2.1." calcext:value-type="string">
            <text:p>3.2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1">
          <table:table-cell/>
          <table:table-cell table:style-name="ce37" table:number-columns-repeated="2"/>
          <table:table-cell table:style-name="ce43"/>
          <table:table-cell table:style-name="ce30" office:value-type="string" calcext:value-type="string">
            <text:p>1 expected warning:</text:p>
          </table:table-cell>
          <table:table-cell table:style-name="ce30"/>
          <table:table-cell table:style-name="ce52"/>
          <table:table-cell table:style-name="ce58"/>
          <table:table-cell table:style-name="ce52"/>
          <table:table-cell table:style-name="ce58"/>
          <table:table-cell table:number-columns-repeated="1014"/>
        </table:table-row>
        <table:table-row table:style-name="ro1">
          <table:table-cell/>
          <table:table-cell table:style-name="ce37" table:number-columns-repeated="2"/>
          <table:table-cell table:style-name="ce43"/>
          <table:table-cell table:style-name="ce30" office:value-type="string" calcext:value-type="string">
            <text:p>SA1409 : CSharp.Maintainability @ YAT.Model.Terminal.cs</text:p>
          </table:table-cell>
          <table:table-cell table:style-name="ce30"/>
          <table:table-cell table:style-name="ce52"/>
          <table:table-cell table:style-name="ce58"/>
          <table:table-cell table:style-name="ce52"/>
          <table:table-cell table:style-name="ce58"/>
          <table:table-cell table:number-columns-repeated="1014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ote: Rescan just takes a few seconds, and there should be no more finding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17]); &quot;.&quot;)" office:value-type="string" office:string-value="3.3." calcext:value-type="string">
            <text:p>3.3.</text:p>
          </table:table-cell>
          <table:table-cell table:style-name="ce39"/>
          <table:table-cell table:style-name="ce41"/>
          <table:table-cell table:style-name="ce39" office:value-type="string" calcext:value-type="string">
            <text:p>Re-Run assembly checks</text:p>
          </table:table-cell>
          <table:table-cell table:style-name="ce39"/>
          <table:table-cell table:style-name="ce51" office:value-type="time" office:time-value="PT00H10M00S" calcext:value-type="time">
            <text:p>00:10</text:p>
          </table:table-cell>
          <table:table-cell table:style-name="ce57"/>
          <table:table-cell table:style-name="ce51" table:formula="of:=MAX([.I$1:.I16])+[.G17]" office:value-type="time" office:time-value="PT14H00M00S" calcext:value-type="time">
            <text:p>14:00</text:p>
          </table:table-cell>
          <table:table-cell table:style-name="ce59"/>
          <table:table-cell table:style-name="ce1" table:number-columns-repeated="1014"/>
        </table:table-row>
        <table:table-row table:style-name="ro4">
          <table:table-cell table:number-columns-repeated="2"/>
          <table:table-cell table:style-name="ce36" table:formula="of:=CONCATENATE([.B$17]; COUNTA([.C$18:.C18]); &quot;.&quot;)" office:value-type="string" office:string-value="3.3.1." calcext:value-type="string">
            <text:p>3.3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se FxCop 'MKY.Debug' on 'Debug Test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Open and verify "\MKY\MKY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26 expected warning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CA2214 : DoNotCallOverridableMethodsInConstructors @ 26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4">
          <table:table-cell table:number-columns-repeated="2"/>
          <table:table-cell table:style-name="ce36" table:formula="of:=CONCATENATE([.B$17]; COUNTA([.C$18:.C24]); &quot;.&quot;)" office:value-type="string" office:string-value="3.3.2." calcext:value-type="string">
            <text:p>3.3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se FxCop 'NUnit.Debug' on 'Debug Test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Open and verify "\NUnit\NUnit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4">
          <table:table-cell table:number-columns-repeated="2"/>
          <table:table-cell table:style-name="ce36" table:formula="of:=CONCATENATE([.B$17]; COUNTA([.C$18:.C27]); &quot;.&quot;)" office:value-type="string" office:string-value="3.3.3." calcext:value-type="string">
            <text:p>3.3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se FxCop 'YAT.Debug' on 'Debug Test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Open and verify "\YAT\YAT.Debug.FxCop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135 expected errors/warning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CA1002 : DoNotExposeGenericLists @ 52 locations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CA2214 : DoNotCallOverridableMethodsInConstructors @ 83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Note: Rescan just takes a few seconds, and there should be no more finding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36]); &quot;.&quot;)" office:value-type="string" office:string-value="3.4." calcext:value-type="string">
            <text:p>3.4.</text:p>
          </table:table-cell>
          <table:table-cell table:style-name="ce39"/>
          <table:table-cell table:style-name="ce41"/>
          <table:table-cell table:style-name="ce39" office:value-type="string" calcext:value-type="string">
            <text:p>Re-run automated tests</text:p>
          </table:table-cell>
          <table:table-cell table:style-name="ce39"/>
          <table:table-cell table:style-name="ce51" office:value-type="time" office:time-value="PT01H00M00S" calcext:value-type="time">
            <text:p>01:00</text:p>
          </table:table-cell>
          <table:table-cell table:style-name="ce57"/>
          <table:table-cell table:style-name="ce51" table:formula="of:=MAX([.I$1:.I35])+[.G36]" office:value-type="time" office:time-value="PT15H00M00S" calcext:value-type="time">
            <text:p>15:00</text:p>
          </table:table-cell>
          <table:table-cell table:style-name="ce59"/>
          <table:table-cell table:style-name="ce1" table:number-columns-repeated="1014"/>
        </table:table-row>
        <table:table-row table:style-name="ro4">
          <table:table-cell table:number-columns-repeated="2"/>
          <table:table-cell table:style-name="ce36" table:formula="of:=CONCATENATE([.B$36]; COUNTA([.C$37:.C37]); &quot;.&quot;)" office:value-type="string" office:string-value="3.4.1." calcext:value-type="string">
            <text:p>3.4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Ensure to select 'YAT.Test' as the 'StartUp' projec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Note: 'YAT' or 'YATConsole' don't have dependencies to the test projects, thus they will not get built!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4">
          <table:table-cell table:number-columns-repeated="2"/>
          <table:table-cell table:style-name="ce36" table:formula="of:=CONCATENATE([.B$36]; COUNTA([.C$37:.C41]); &quot;.&quot;)" office:value-type="string" office:string-value="3.4.2." calcext:value-type="string">
            <text:p>3.4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onfigure NUnit test categories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4"/>&gt; Categories = Select and exclude all longer than a minut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4">
          <table:table-cell table:number-columns-repeated="2"/>
          <table:table-cell table:style-name="ce36" table:formula="of:=CONCATENATE([.B$36]; COUNTA([.C$37:.C45]); &quot;.&quot;)" office:value-type="string" office:string-value="3.4.3." calcext:value-type="string">
            <text:p>3.4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se NUnit on 'Debug Test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"Visual Studio &gt; Tools &gt; NUnit" (Alt+N)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    &gt; "Project &gt; Configurations &gt; Release" <text:span text:style-name="T1">(Debug @ Regression + Release @ Final)</text:span>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Expected errors/warnings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MKY.IO.Ports.Test.SerialPort.ConnectionTest.TestDisconnectReconnect...() fail when running in sequence with previous tests, pass when running as single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MKY.IO.Usb.Test.ConnectionTest is not yet implemented =&gt; Assert.Ignore() =&gt; yellow ba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YAT.Controller.Test: Note #250 "ControllerTest modifies the current working-copy settings" + #350 Interactive ControllerTests may fail because current application settings are used" =&gt; Simply run the tests agai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YAT.Model.Test.ConnectionTest.TestDisconnectReconnectSerialPort fails when running in sequence with previous tests, passes when running as single te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YAT.Model.Test.FileHandlingTest fails because of the issue described in FR#272 =&gt; Dispose() must temporarily (for running the test) be commented-out in Model.Main#1172/Workspace#1129/Terminal#1943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YAT.Model.Test.StressTest is not yet implemented =&gt; Assert.Ignore() =&gt; yellow bar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YAT.Model.Test.Transmission.*.IPLoopbacks fail for 'OnSpecificIPv4/6Interface', install/config of "TAP-Win32 Adapter" is requir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YAT.Model.Test.Transmission.OneWay.LoopbackSelfs fail at 'SingleNoEOL', 'DoubleNoEOL', 'StillEol3', 'Clear1/2' because Tx results in a line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YAT.Model.Test.Transmission.Repeating.LoopbackSelfs fail at '*TwoWay' because Tx results in line(s) (DirChangeLineBreak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YAT.Model.Test.Transmission.TwoWay.LoopbackSelfs fail because Tx results in line(s) (DirChangeLineBreak)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YAT.Settings.Test.FileVersionsTest.V1.99.13/17/18/19[01|02] fail (bugs #232 and #246 "Issues with [Alternate]TolerantXmlSerializer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6"/>
          <table:table-cell table:style-name="ce42"/>
          <table:table-cell table:style-name="ce30" office:value-type="string" calcext:value-type="string">
            <text:p>YAT.View.Test.StressTest: Note #349 "StressTest uses the current application settings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Note: If everything works fine (rarely the case…), run takes around 60 minutes, and there should be no more finding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65]); &quot;.&quot;)" office:value-type="string" office:string-value="3.5." calcext:value-type="string">
            <text:p>3.5.</text:p>
          </table:table-cell>
          <table:table-cell table:style-name="ce39"/>
          <table:table-cell table:style-name="ce41"/>
          <table:table-cell table:style-name="ce39" office:value-type="string" calcext:value-type="string">
            <text:p>Check and commit</text:p>
          </table:table-cell>
          <table:table-cell table:style-name="ce39"/>
          <table:table-cell table:style-name="ce51" office:value-type="time" office:time-value="PT00H10M00S" calcext:value-type="time">
            <text:p>00:10</text:p>
          </table:table-cell>
          <table:table-cell table:style-name="ce57"/>
          <table:table-cell table:style-name="ce51" table:formula="of:=MAX([.I$1:.I64])+[.G65]" office:value-type="time" office:time-value="PT15H10M00S" calcext:value-type="time">
            <text:p>15:10</text:p>
          </table:table-cell>
          <table:table-cell table:style-name="ce59"/>
          <table:table-cell table:style-name="ce1" table:number-columns-repeated="1014"/>
        </table:table-row>
        <table:table-row table:style-name="ro4">
          <table:table-cell table:number-columns-repeated="2"/>
          <table:table-cell table:style-name="ce36" table:formula="of:=CONCATENATE([.B$65]; COUNTA([.C$66:.C66]); &quot;.&quot;)" office:value-type="string" office:string-value="3.5.1." calcext:value-type="string">
            <text:p>3.5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Ensure no debug left-overs by globally searching for "System.Diagnostics.Debug.Write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Match cas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No match whole wor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4">
          <table:table-cell table:style-name="ce44"/>
          <table:table-cell table:style-name="ce2" table:number-columns-repeated="2"/>
          <table:table-cell table:style-name="ce72"/>
          <table:table-cell table:style-name="ce44" office:value-type="string" calcext:value-type="string">
            <text:p>45 occurrences totally expected in ArgsHandler, Usb, Hid,...</text:p>
          </table:table-cell>
          <table:table-cell table:style-name="ce44"/>
          <table:table-cell table:style-name="ce73"/>
          <table:table-cell table:style-name="ce74"/>
          <table:table-cell table:style-name="ce73"/>
          <table:table-cell table:style-name="ce74"/>
          <table:table-cell table:style-name="ce44" table:number-columns-repeated="1014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 table:formula="of:=CONCATENATE([.B$65]; COUNTA([.C$66:.C72]); &quot;.&quot;)" office:value-type="string" office:string-value="3.5.2." calcext:value-type="string">
            <text:p>3.5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ommit changes to SVN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&gt; Ensure not to commit modified settings file(s)</text:p>
          </table:table-cell>
          <table:table-cell table:number-columns-repeated="1019"/>
        </table:table-row>
        <table:table-row table:style-name="ro2" table:number-rows-repeated="654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default-cell-style-name="ce80"/>
        <table:table-column table:style-name="co13" table:default-cell-style-name="ce80"/>
        <table:table-column table:style-name="co14" table:default-cell-style-name="ce80"/>
        <table:table-column table:style-name="co15" table:default-cell-style-name="ce80"/>
        <table:table-column table:style-name="co16" table:default-cell-style-name="ce80"/>
        <table:table-column table:style-name="co5" table:default-cell-style-name="ce80"/>
        <table:table-column table:style-name="co17" table:number-columns-repeated="4" table:default-cell-style-name="ce80"/>
        <table:table-column table:style-name="co11" table:number-columns-repeated="1014" table:default-cell-style-name="ce80"/>
        <table:table-row table:style-name="ro2">
          <table:table-cell table:style-name="ce75"/>
          <table:table-cell table:style-name="ce81" table:number-columns-repeated="4"/>
          <table:table-cell table:style-name="ce93" office:value-type="string" calcext:value-type="string">
            <text:p>Duration</text:p>
          </table:table-cell>
          <table:table-cell table:style-name="ce95" office:value-type="string" calcext:value-type="string">
            <text:p>Step</text:p>
          </table:table-cell>
          <table:table-cell table:style-name="ce100"/>
          <table:table-cell table:style-name="ce95" office:value-type="string" calcext:value-type="string">
            <text:p>Total</text:p>
          </table:table-cell>
          <table:table-cell table:style-name="ce100"/>
          <table:table-cell table:style-name="ce81" table:number-columns-repeated="1014"/>
        </table:table-row>
        <table:table-row table:style-name="ro2">
          <table:table-cell table:style-name="ce76"/>
          <table:table-cell table:style-name="ce82" table:number-columns-repeated="4"/>
          <table:table-cell table:style-name="ce94"/>
          <table:table-cell table:style-name="ce96"/>
          <table:table-cell table:style-name="ce101"/>
          <table:table-cell table:style-name="ce96"/>
          <table:table-cell table:style-name="ce101"/>
          <table:table-cell table:style-name="ce82" table:number-columns-repeated="1014"/>
        </table:table-row>
        <table:table-row table:style-name="ro3">
          <table:table-cell table:style-name="ce77" office:value-type="float" office:value="4" calcext:value-type="float">
            <text:p>4.</text:p>
          </table:table-cell>
          <table:table-cell table:style-name="ce83"/>
          <table:table-cell table:style-name="ce87"/>
          <table:table-cell table:style-name="ce89"/>
          <table:table-cell table:style-name="ce83" office:value-type="string" calcext:value-type="string">
            <text:p>Build</text:p>
          </table:table-cell>
          <table:table-cell table:style-name="ce87"/>
          <table:table-cell table:style-name="ce97" office:value-type="time" office:time-value="PT00H00M00S" calcext:value-type="time">
            <text:p>00:00</text:p>
          </table:table-cell>
          <table:table-cell table:style-name="ce102" table:formula="of:=[.G3]+SUM([.G4:.G65515])" office:value-type="time" office:time-value="PT00H30M00S" calcext:value-type="time">
            <text:p>00:30</text:p>
          </table:table-cell>
          <table:table-cell table:style-name="ce97" table:formula="of:=['3. Final Testing'.$J$3]" office:value-type="time" office:time-value="PT15H10M00S" calcext:value-type="time">
            <text:p>15:10</text:p>
          </table:table-cell>
          <table:table-cell table:style-name="ce102" table:formula="of:=MAX([.I4:.I65515])" office:value-type="time" office:time-value="PT15H40M00S" calcext:value-type="time">
            <text:p>15:40</text:p>
          </table:table-cell>
          <table:table-cell table:style-name="ce106" table:number-columns-repeated="1014"/>
        </table:table-row>
        <table:table-row table:style-name="ro2">
          <table:table-cell table:style-name="ce78"/>
          <table:table-cell table:style-name="ce84"/>
          <table:table-cell/>
          <table:table-cell table:style-name="ce90"/>
          <table:table-cell table:number-columns-repeated="2"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 table:style-name="ce79"/>
          <table:table-cell table:style-name="ce85" table:formula="of:=CONCATENATE([.A$3]; &quot;.&quot;; COUNTA([.B5]); &quot;.&quot;)" office:value-type="string" office:string-value="4.1." calcext:value-type="string">
            <text:p>4.1.</text:p>
          </table:table-cell>
          <table:table-cell table:style-name="ce88"/>
          <table:table-cell table:style-name="ce91"/>
          <table:table-cell table:style-name="ce88" office:value-type="string" calcext:value-type="string">
            <text:p>Finalize release notes</text:p>
          </table:table-cell>
          <table:table-cell table:style-name="ce88"/>
          <table:table-cell table:style-name="ce99" office:value-type="time" office:time-value="PT00H00M00S" calcext:value-type="time">
            <text:p>00:00</text:p>
          </table:table-cell>
          <table:table-cell table:style-name="ce104"/>
          <table:table-cell table:style-name="ce99" table:formula="of:=MAX([.I$1:.I4])+[.G5]" office:value-type="time" office:time-value="PT15H10M00S" calcext:value-type="time">
            <text:p>15:10</text:p>
          </table:table-cell>
          <table:table-cell table:style-name="ce104"/>
          <table:table-cell table:style-name="ce79" table:number-columns-repeated="1014"/>
        </table:table-row>
        <table:table-row table:style-name="ro4">
          <table:table-cell/>
          <table:table-cell table:style-name="ce86"/>
          <table:table-cell table:style-name="ce86" table:formula="of:=CONCATENATE([.B$5]; COUNTA([.C$6:.C6]); &quot;.&quot;)" office:value-type="string" office:string-value="4.1.1." calcext:value-type="string">
            <text:p>4.1.1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Add them cumulatively to "\!-Doc.User\YAT Release Notes.txt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5]; COUNTA([.C$6:.C7]); &quot;.&quot;)" office:value-type="string" office:string-value="4.1.2." calcext:value-type="string">
            <text:p>4.1.2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heck whether release notes are complete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5]; COUNTA([.C$6:.C8]); &quot;.&quot;)" office:value-type="string" office:string-value="4.1.3." calcext:value-type="string">
            <text:p>4.1.3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heck whether limitations still apply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5]; COUNTA([.C$6:.C9]); &quot;.&quot;)" office:value-type="string" office:string-value="4.1.4." calcext:value-type="string">
            <text:p>4.1.4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Update the road map if necessary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/>
          <table:table-cell table:style-name="ce90"/>
          <table:table-cell table:number-columns-repeated="2"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 table:style-name="ce79"/>
          <table:table-cell table:style-name="ce85" table:formula="of:=CONCATENATE([.A$3]; &quot;.&quot;; COUNTA([.B$5:.B11]); &quot;.&quot;)" office:value-type="string" office:string-value="4.2." calcext:value-type="string">
            <text:p>4.2.</text:p>
          </table:table-cell>
          <table:table-cell table:style-name="ce88"/>
          <table:table-cell table:style-name="ce91"/>
          <table:table-cell table:style-name="ce88" office:value-type="string" calcext:value-type="string">
            <text:p>Prepare package directory</text:p>
          </table:table-cell>
          <table:table-cell table:style-name="ce88"/>
          <table:table-cell table:style-name="ce99" office:value-type="time" office:time-value="PT00H10M00S" calcext:value-type="time">
            <text:p>00:10</text:p>
          </table:table-cell>
          <table:table-cell table:style-name="ce104"/>
          <table:table-cell table:style-name="ce99" table:formula="of:=MAX([.I$1:.I10])+[.G11]" office:value-type="time" office:time-value="PT15H20M00S" calcext:value-type="time">
            <text:p>15:20</text:p>
          </table:table-cell>
          <table:table-cell table:style-name="ce105"/>
          <table:table-cell table:style-name="ce79"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11]; COUNTA([.C$12:.C12]); &quot;.&quot;)" office:value-type="string" office:string-value="4.2.1." calcext:value-type="string">
            <text:p>4.2.1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Add a new directory to the offline archive "\YAT\Releases and Checkpoints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4">
          <table:table-cell/>
          <table:table-cell table:style-name="ce86"/>
          <table:table-cell table:style-name="ce86" table:formula="of:=CONCATENATE([.B$11]; COUNTA([.C$12:.C13]); &quot;.&quot;)" office:value-type="string" office:string-value="4.2.2." calcext:value-type="string">
            <text:p>4.2.2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heck and update year of "!-ReadMe.txt" in the release package directories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11]; COUNTA([.C$12:.C14]); &quot;.&quot;)" office:value-type="string" office:string-value="4.2.3." calcext:value-type="string">
            <text:p>4.2.3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opy the release notes to all package directories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4">
          <table:table-cell/>
          <table:table-cell table:style-name="ce86"/>
          <table:table-cell table:style-name="ce86" table:formula="of:=CONCATENATE([.B$11]; COUNTA([.C$12:.C15]); &quot;.&quot;)" office:value-type="string" office:string-value="4.2.4." calcext:value-type="string">
            <text:p>4.2.4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Also copy them to the distribution root and rename to "YAT Release Notes - ReadMe.txt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4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SourceForge requires the file to contain 'readme' in the name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 table:number-columns-repeated="2"/>
          <table:table-cell table:style-name="ce92"/>
          <table:table-cell table:number-columns-repeated="2"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 table:number-columns-repeated="2"/>
          <table:table-cell table:style-name="ce92"/>
          <table:table-cell office:value-type="string" calcext:value-type="string">
            <text:p>Note: The distribution packages will be packed in a further step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/>
          <table:table-cell table:style-name="ce90"/>
          <table:table-cell table:number-columns-repeated="2"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 table:style-name="ce79"/>
          <table:table-cell table:style-name="ce85" table:formula="of:=CONCATENATE([.A$3]; &quot;.&quot;; COUNTA([.B$5:.B20]); &quot;.&quot;)" office:value-type="string" office:string-value="4.3." calcext:value-type="string">
            <text:p>4.3.</text:p>
          </table:table-cell>
          <table:table-cell table:style-name="ce88"/>
          <table:table-cell table:style-name="ce91"/>
          <table:table-cell table:style-name="ce88" office:value-type="string" calcext:value-type="string">
            <text:p>Re-Build YAT</text:p>
          </table:table-cell>
          <table:table-cell table:style-name="ce88"/>
          <table:table-cell table:style-name="ce99" office:value-type="time" office:time-value="PT00H20M00S" calcext:value-type="time">
            <text:p>00:20</text:p>
          </table:table-cell>
          <table:table-cell table:style-name="ce104"/>
          <table:table-cell table:style-name="ce99" table:formula="of:=MAX([.I$1:.I19])+[.G20]" office:value-type="time" office:time-value="PT15H40M00S" calcext:value-type="time">
            <text:p>15:40</text:p>
          </table:table-cell>
          <table:table-cell table:style-name="ce105"/>
          <table:table-cell table:style-name="ce79"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20]; COUNTA([.C$21:.C21]); &quot;.&quot;)" office:value-type="string" office:string-value="4.3.1." calcext:value-type="string">
            <text:p>4.3.1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heck "YAT.Setup.x86|x64" prerequisites for "Release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Optimize for speed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20]; COUNTA([.C$21:.C23]); &quot;.&quot;)" office:value-type="string" office:string-value="4.3.2." calcext:value-type="string">
            <text:p>4.3.2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heck "YAT.Setup.x86|x64" prerequisites for "Release with Prerequisites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Optimize for size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20]; COUNTA([.C$21:.C25]); &quot;.&quot;)" office:value-type="string" office:string-value="4.3.3." calcext:value-type="string">
            <text:p>4.3.3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lean ALL configuration for ALL target platforms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Reduces the risk of mistakenly taking the wrong assemblies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Check the intermediate folders of "\YAT\YAT\bin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20]; COUNTA([.C$21:.C28]); &quot;.&quot;)" office:value-type="string" office:string-value="4.3.4." calcext:value-type="string">
            <text:p>4.3.4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Build "Release" configuration for "x86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Build "Setup" configuration for "x86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Build "Setup with Prerequisites" configuration for "x86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 table:style-name="ce86" table:formula="of:=CONCATENATE([.B$20]; COUNTA([.C$21:.C31]); &quot;.&quot;)" office:value-type="string" office:string-value="4.3.5." calcext:value-type="string">
            <text:p>4.3.5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lean "Release" configuration for "x86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Reduces the risk of mistakenly taking the wrong assemblies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4">
          <table:table-cell/>
          <table:table-cell table:style-name="ce86"/>
          <table:table-cell table:style-name="ce86" table:formula="of:=CONCATENATE([.B$20]; COUNTA([.C$21:.C33]); &quot;.&quot;)" office:value-type="string" office:string-value="4.3.6." calcext:value-type="string">
            <text:p>4.3.6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Build "Release" configuration for "AnyCPU" (reason see FR#229)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4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Build "Setup" configuration for "AnyCPU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4">
          <table:table-cell/>
          <table:table-cell table:style-name="ce86" table:number-columns-repeated="2"/>
          <table:table-cell table:style-name="ce92"/>
          <table:table-cell office:value-type="string" calcext:value-type="string">
            <text:p>&gt; Build "Setup with Prerequisites" configuration for "AnyCPU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4">
          <table:table-cell/>
          <table:table-cell table:style-name="ce86"/>
          <table:table-cell table:style-name="ce86" table:formula="of:=CONCATENATE([.B$20]; COUNTA([.C$21:.C36]); &quot;.&quot;)" office:value-type="string" office:string-value="4.3.7." calcext:value-type="string">
            <text:p>4.3.7.</text:p>
          </table:table-cell>
          <table:table-cell table:style-name="ce92" office:value-type="string" calcext:value-type="string">
            <text:p></text:p>
          </table:table-cell>
          <table:table-cell office:value-type="string" calcext:value-type="string">
            <text:p>Clean "Release" configuration for "AnyCPU"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>
          <table:table-cell/>
          <table:table-cell table:style-name="ce86"/>
          <table:table-cell/>
          <table:table-cell table:style-name="ce90"/>
          <table:table-cell office:value-type="string" calcext:value-type="string">
            <text:p>&gt; Reduces the risk of mistakenly taking the wrong assemblies</text:p>
          </table:table-cell>
          <table:table-cell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 table:number-rows-repeated="65505">
          <table:table-cell/>
          <table:table-cell table:style-name="ce86"/>
          <table:table-cell/>
          <table:table-cell table:style-name="ce90"/>
          <table:table-cell table:number-columns-repeated="2"/>
          <table:table-cell table:style-name="ce98"/>
          <table:table-cell table:style-name="ce103"/>
          <table:table-cell table:style-name="ce98"/>
          <table:table-cell table:style-name="ce103"/>
          <table:table-cell table:number-columns-repeated="1014"/>
        </table:table-row>
        <table:table-row table:style-name="ro2" table:number-rows-repeated="98303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5. Installation Testing" table:style-name="ta1" table:print="false">
        <table:table-column table:style-name="co3" table:default-cell-style-name="Default"/>
        <table:table-column table:style-name="co13" table:default-cell-style-name="ce36"/>
        <table:table-column table:style-name="co14" table:default-cell-style-name="Default"/>
        <table:table-column table:style-name="co15" table:default-cell-style-name="ce9"/>
        <table:table-column table:style-name="co16" table:default-cell-style-name="Default"/>
        <table:table-column table:style-name="co5" table:default-cell-style-name="Default"/>
        <table:table-column table:style-name="co17" table:default-cell-style-name="ce50"/>
        <table:table-column table:style-name="co17" table:default-cell-style-name="ce56"/>
        <table:table-column table:style-name="co17" table:default-cell-style-name="ce50"/>
        <table:table-column table:style-name="co17" table:default-cell-style-name="ce56"/>
        <table:table-column table:style-name="co11" table:number-columns-repeated="1014" table:default-cell-style-name="Default"/>
        <table:table-row table:style-name="ro2">
          <table:table-cell table:style-name="ce26"/>
          <table:table-cell table:style-name="ce31" table:number-columns-repeated="4"/>
          <table:table-cell table:style-name="ce45" office:value-type="string" calcext:value-type="string">
            <text:p>Duration</text:p>
          </table:table-cell>
          <table:table-cell table:style-name="ce47" office:value-type="string" calcext:value-type="string">
            <text:p>Step</text:p>
          </table:table-cell>
          <table:table-cell table:style-name="ce53"/>
          <table:table-cell table:style-name="ce47" office:value-type="string" calcext:value-type="string">
            <text:p>Total</text:p>
          </table:table-cell>
          <table:table-cell table:style-name="ce53"/>
          <table:table-cell table:style-name="ce31" table:number-columns-repeated="1014"/>
        </table:table-row>
        <table:table-row table:style-name="ro2">
          <table:table-cell table:style-name="ce27"/>
          <table:table-cell table:style-name="ce32" table:number-columns-repeated="4"/>
          <table:table-cell table:style-name="ce46"/>
          <table:table-cell table:style-name="ce48"/>
          <table:table-cell table:style-name="ce54"/>
          <table:table-cell table:style-name="ce48"/>
          <table:table-cell table:style-name="ce54"/>
          <table:table-cell table:style-name="ce32" table:number-columns-repeated="1014"/>
        </table:table-row>
        <table:table-row table:style-name="ro3">
          <table:table-cell table:style-name="ce28" office:value-type="float" office:value="5" calcext:value-type="float">
            <text:p>5.</text:p>
          </table:table-cell>
          <table:table-cell table:style-name="ce33"/>
          <table:table-cell table:style-name="ce38"/>
          <table:table-cell table:style-name="ce40"/>
          <table:table-cell table:style-name="ce33" office:value-type="string" calcext:value-type="string">
            <text:p>Installation Testing</text:p>
          </table:table-cell>
          <table:table-cell table:style-name="ce38"/>
          <table:table-cell table:style-name="ce49" office:value-type="time" office:time-value="PT00H00M00S" calcext:value-type="time">
            <text:p>00:00</text:p>
          </table:table-cell>
          <table:table-cell table:style-name="ce55" table:formula="of:=[.G3]+SUM([.G4:.G65495])" office:value-type="time" office:time-value="PT00H40M00S" calcext:value-type="time">
            <text:p>00:40</text:p>
          </table:table-cell>
          <table:table-cell table:style-name="ce49" table:formula="of:=['4. Build'.$J$3]" office:value-type="time" office:time-value="PT15H40M00S" calcext:value-type="time">
            <text:p>15:40</text:p>
          </table:table-cell>
          <table:table-cell table:style-name="ce55" table:formula="of:=MAX([.I4:.I65495])" office:value-type="time" office:time-value="PT16H20M00S" calcext:value-type="time">
            <text:p>16:20</text:p>
          </table:table-cell>
          <table:table-cell table:style-name="ce60" table:number-columns-repeated="1014"/>
        </table:table-row>
        <table:table-row table:style-name="ro2">
          <table:table-cell table:style-name="ce29"/>
          <table:table-cell table:style-name="ce34"/>
          <table:table-cell table:number-columns-repeated="1022"/>
        </table:table-row>
        <table:table-row table:style-name="ro2">
          <table:table-cell table:style-name="ce1"/>
          <table:table-cell table:style-name="ce35" table:formula="of:=CONCATENATE([.A$3]; &quot;.&quot;; COUNTA([.B5]); &quot;.&quot;)" office:value-type="string" office:string-value="5.1." calcext:value-type="string">
            <text:p>5.1.</text:p>
          </table:table-cell>
          <table:table-cell table:style-name="ce39"/>
          <table:table-cell table:style-name="ce41"/>
          <table:table-cell table:style-name="ce39" office:value-type="string" calcext:value-type="string">
            <text:p>Installation</text:p>
          </table:table-cell>
          <table:table-cell table:style-name="ce39"/>
          <table:table-cell table:style-name="ce51" office:value-type="time" office:time-value="PT00H10M00S" calcext:value-type="time">
            <text:p>00:10</text:p>
          </table:table-cell>
          <table:table-cell table:style-name="ce57"/>
          <table:table-cell table:style-name="ce51" table:formula="of:=MAX([.I$1:.I4])+[.G5]" office:value-type="time" office:time-value="PT15H50M00S" calcext:value-type="time">
            <text:p>15:50</text:p>
          </table:table-cell>
          <table:table-cell table:style-name="ce57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5]; COUNTA([.C$6:.C6]); &quot;.&quot;)" office:value-type="string" office:string-value="5.1.1." calcext:value-type="string">
            <text:p>5.1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lose Visual Studio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Needed to ensure that YAT doesn't detect already running "YAT.vshost.exe" on startup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5]; COUNTA([.C$6:.C8]); &quot;.&quot;)" office:value-type="string" office:string-value="5.1.2." calcext:value-type="string">
            <text:p>5.1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Install YAT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10]); &quot;.&quot;)" office:value-type="string" office:string-value="5.2." calcext:value-type="string">
            <text:p>5.2.</text:p>
          </table:table-cell>
          <table:table-cell table:style-name="ce39"/>
          <table:table-cell table:style-name="ce41"/>
          <table:table-cell table:style-name="ce39" office:value-type="string" calcext:value-type="string">
            <text:p>Run manual after-installation tests</text:p>
          </table:table-cell>
          <table:table-cell table:style-name="ce39"/>
          <table:table-cell table:style-name="ce51" office:value-type="time" office:time-value="PT00H30M00S" calcext:value-type="time">
            <text:p>00:30</text:p>
          </table:table-cell>
          <table:table-cell table:style-name="ce57"/>
          <table:table-cell table:style-name="ce51" table:formula="of:=MAX([.I$1:.I9])+[.G10]" office:value-type="time" office:time-value="PT16H20M00S" calcext:value-type="time">
            <text:p>16:20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10]; COUNTA([.C$11:.C11]); &quot;.&quot;)" office:value-type="string" office:string-value="5.2.1." calcext:value-type="string">
            <text:p>5.2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Run according to manual after-installation test cases</text:p>
          </table:table-cell>
          <table:table-cell table:number-columns-repeated="1019"/>
        </table:table-row>
        <table:table-row table:style-name="ro2" table:number-rows-repeated="6552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6. Packaging" table:style-name="ta1" table:print="false">
        <table:table-column table:style-name="co3" table:default-cell-style-name="Default"/>
        <table:table-column table:style-name="co13" table:default-cell-style-name="ce36"/>
        <table:table-column table:style-name="co14" table:default-cell-style-name="Default"/>
        <table:table-column table:style-name="co15" table:default-cell-style-name="ce9"/>
        <table:table-column table:style-name="co16" table:default-cell-style-name="Default"/>
        <table:table-column table:style-name="co5" table:default-cell-style-name="Default"/>
        <table:table-column table:style-name="co17" table:default-cell-style-name="ce50"/>
        <table:table-column table:style-name="co17" table:default-cell-style-name="ce56"/>
        <table:table-column table:style-name="co17" table:default-cell-style-name="ce50"/>
        <table:table-column table:style-name="co17" table:default-cell-style-name="ce56"/>
        <table:table-column table:style-name="co11" table:number-columns-repeated="1014" table:default-cell-style-name="Default"/>
        <table:table-row table:style-name="ro2">
          <table:table-cell table:style-name="ce26"/>
          <table:table-cell table:style-name="ce31" table:number-columns-repeated="4"/>
          <table:table-cell table:style-name="ce45" office:value-type="string" calcext:value-type="string">
            <text:p>Duration</text:p>
          </table:table-cell>
          <table:table-cell table:style-name="ce47" office:value-type="string" calcext:value-type="string">
            <text:p>Step</text:p>
          </table:table-cell>
          <table:table-cell table:style-name="ce53"/>
          <table:table-cell table:style-name="ce47" office:value-type="string" calcext:value-type="string">
            <text:p>Total</text:p>
          </table:table-cell>
          <table:table-cell table:style-name="ce53"/>
          <table:table-cell table:style-name="ce31" table:number-columns-repeated="1014"/>
        </table:table-row>
        <table:table-row table:style-name="ro2">
          <table:table-cell table:style-name="ce27"/>
          <table:table-cell table:style-name="ce32" table:number-columns-repeated="4"/>
          <table:table-cell table:style-name="ce46"/>
          <table:table-cell table:style-name="ce48"/>
          <table:table-cell table:style-name="ce54"/>
          <table:table-cell table:style-name="ce48"/>
          <table:table-cell table:style-name="ce54"/>
          <table:table-cell table:style-name="ce32" table:number-columns-repeated="1014"/>
        </table:table-row>
        <table:table-row table:style-name="ro3">
          <table:table-cell table:style-name="ce28" office:value-type="float" office:value="6" calcext:value-type="float">
            <text:p>6.</text:p>
          </table:table-cell>
          <table:table-cell table:style-name="ce33"/>
          <table:table-cell table:style-name="ce38"/>
          <table:table-cell table:style-name="ce40"/>
          <table:table-cell table:style-name="ce33" office:value-type="string" calcext:value-type="string">
            <text:p>Packaging</text:p>
          </table:table-cell>
          <table:table-cell table:style-name="ce38"/>
          <table:table-cell table:style-name="ce49" office:value-type="time" office:time-value="PT00H00M00S" calcext:value-type="time">
            <text:p>00:00</text:p>
          </table:table-cell>
          <table:table-cell table:style-name="ce55" table:formula="of:=[.G3]+SUM([.G4:.G65502])" office:value-type="time" office:time-value="PT00H30M00S" calcext:value-type="time">
            <text:p>00:30</text:p>
          </table:table-cell>
          <table:table-cell table:style-name="ce49" table:formula="of:=['5. Installation Testing'.$J$3]" office:value-type="time" office:time-value="PT16H20M00S" calcext:value-type="time">
            <text:p>16:20</text:p>
          </table:table-cell>
          <table:table-cell table:style-name="ce55" table:formula="of:=MAX([.I4:.I65502])" office:value-type="time" office:time-value="PT16H50M00S" calcext:value-type="time">
            <text:p>16:50</text:p>
          </table:table-cell>
          <table:table-cell table:style-name="ce60" table:number-columns-repeated="1014"/>
        </table:table-row>
        <table:table-row table:style-name="ro2">
          <table:table-cell table:style-name="ce29"/>
          <table:table-cell table:style-name="ce34"/>
          <table:table-cell table:number-columns-repeated="1022"/>
        </table:table-row>
        <table:table-row table:style-name="ro2">
          <table:table-cell table:style-name="ce1"/>
          <table:table-cell table:style-name="ce35" table:formula="of:=CONCATENATE([.A$3]; &quot;.&quot;; COUNTA([.B$5:.B5]); &quot;.&quot;)" office:value-type="string" office:string-value="6.1." calcext:value-type="string">
            <text:p>6.1.</text:p>
          </table:table-cell>
          <table:table-cell table:style-name="ce39"/>
          <table:table-cell table:style-name="ce41"/>
          <table:table-cell table:style-name="ce39" office:value-type="string" calcext:value-type="string">
            <text:p>Commit and tag YAT</text:p>
          </table:table-cell>
          <table:table-cell table:style-name="ce39"/>
          <table:table-cell table:style-name="ce51" office:value-type="time" office:time-value="PT00H15M00S" calcext:value-type="time">
            <text:p>00:15</text:p>
          </table:table-cell>
          <table:table-cell table:style-name="ce57"/>
          <table:table-cell table:style-name="ce51" table:formula="of:=MAX([.I$1:.I4])+[.G5]" office:value-type="time" office:time-value="PT16H35M00S" calcext:value-type="time">
            <text:p>16:35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5]; COUNTA([.C$6:.C6]); &quot;.&quot;)" office:value-type="string" office:string-value="6.1.1." calcext:value-type="string">
            <text:p>6.1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ommit any modifications to the subversion repository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Message e.g. "YAT 2.0 Gamma 1 Version 1.99.32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5]; COUNTA([.C$6:.C8]); &quot;.&quot;)" office:value-type="string" office:string-value="6.1.2." calcext:value-type="string">
            <text:p>6.1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Tag/checkpoint the projec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SVN &gt; Repo-brows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3"/>&gt; Select 'trunk' in tree-view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6"/>&gt; Copy to...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9"/>&gt; New name e.g. "&lt;...&gt;/tags/yat-1-99-32-gamma-1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9"/>&gt; Message e.g. "YAT 2.0 Gamma 1 Version 1.99.32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<text:s text:c="3"/>&gt; Select 'tags'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<text:s text:c="6"/>&gt; Check tag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5]; COUNTA([.C$6:.C16]); &quot;.&quot;)" office:value-type="string" office:string-value="6.1.3." calcext:value-type="string">
            <text:p>6.1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Fill SVN revision into 'The YAT story' in '0. Overview'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18]); &quot;.&quot;)" office:value-type="string" office:string-value="6.2." calcext:value-type="string">
            <text:p>6.2.</text:p>
          </table:table-cell>
          <table:table-cell table:style-name="ce39"/>
          <table:table-cell table:style-name="ce41"/>
          <table:table-cell table:style-name="ce39" office:value-type="string" calcext:value-type="string">
            <text:p>Pack YAT</text:p>
          </table:table-cell>
          <table:table-cell table:style-name="ce39"/>
          <table:table-cell table:style-name="ce51" office:value-type="time" office:time-value="PT00H15M00S" calcext:value-type="time">
            <text:p>00:15</text:p>
          </table:table-cell>
          <table:table-cell table:style-name="ce57"/>
          <table:table-cell table:style-name="ce51" table:formula="of:=MAX([.I$1:.I15])+[.G18]" office:value-type="time" office:time-value="PT16H50M00S" calcext:value-type="time">
            <text:p>16:50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18]; COUNTA([.C$19:.C19]); &quot;.&quot;)" office:value-type="string" office:string-value="6.2.1." calcext:value-type="string">
            <text:p>6.2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pdate the 4 folders in "&lt;Offline\Releases&gt;\Distribution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18]; COUNTA([.C$19:.C20]); &quot;.&quot;)" office:value-type="string" office:string-value="6.2.2." calcext:value-type="string">
            <text:p>6.2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reate the 4 according distribution files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&gt; "YAT-2.0_Gamma-1_Version-1.99.32_x64_(64-bit).msi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&gt; "YAT-2.0_Gamma-1_Version-1.99.32_x64_(64-bit)_with_.NET_runtime.zip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&gt; "YAT-2.0_Gamma-1_Version-1.99.32_x86_(32-bit).msi"</text:p>
          </table:table-cell>
          <table:table-cell table:number-columns-repeated="1019"/>
        </table:table-row>
        <table:table-row table:style-name="ro4">
          <table:table-cell table:number-columns-repeated="4"/>
          <table:table-cell office:value-type="string" calcext:value-type="string">
            <text:p>&gt; "YAT-2.0_Gamma-1_Version-1.99.32_x86_(32-bit)_with_.NET_runtime.zip"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80" office:value-type="string" calcext:value-type="string">
            <text:p>Note: The compact packages are distributed .msi for easier use (input of bugs #318 and #323)</text:p>
          </table:table-cell>
          <table:table-cell table:number-columns-repeated="1019"/>
        </table:table-row>
        <table:table-row table:style-name="ro2" table:number-rows-repeated="65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7. Upload" table:style-name="ta1" table:print="false">
        <table:table-column table:style-name="co3" table:default-cell-style-name="Default"/>
        <table:table-column table:style-name="co13" table:default-cell-style-name="ce36"/>
        <table:table-column table:style-name="co14" table:default-cell-style-name="Default"/>
        <table:table-column table:style-name="co15" table:default-cell-style-name="ce9"/>
        <table:table-column table:style-name="co16" table:default-cell-style-name="Default"/>
        <table:table-column table:style-name="co5" table:default-cell-style-name="Default"/>
        <table:table-column table:style-name="co17" table:default-cell-style-name="ce50"/>
        <table:table-column table:style-name="co17" table:default-cell-style-name="ce56"/>
        <table:table-column table:style-name="co17" table:default-cell-style-name="ce50"/>
        <table:table-column table:style-name="co17" table:default-cell-style-name="ce56"/>
        <table:table-column table:style-name="co11" table:number-columns-repeated="1014" table:default-cell-style-name="Default"/>
        <table:table-row table:style-name="ro2">
          <table:table-cell table:style-name="ce26"/>
          <table:table-cell table:style-name="ce31" table:number-columns-repeated="4"/>
          <table:table-cell table:style-name="ce45" office:value-type="string" calcext:value-type="string">
            <text:p>Duration</text:p>
          </table:table-cell>
          <table:table-cell table:style-name="ce47" office:value-type="string" calcext:value-type="string">
            <text:p>Step</text:p>
          </table:table-cell>
          <table:table-cell table:style-name="ce53"/>
          <table:table-cell table:style-name="ce47" office:value-type="string" calcext:value-type="string">
            <text:p>Total</text:p>
          </table:table-cell>
          <table:table-cell table:style-name="ce53"/>
          <table:table-cell table:style-name="ce31" table:number-columns-repeated="1014"/>
        </table:table-row>
        <table:table-row table:style-name="ro2">
          <table:table-cell table:style-name="ce27"/>
          <table:table-cell table:style-name="ce32" table:number-columns-repeated="4"/>
          <table:table-cell table:style-name="ce46"/>
          <table:table-cell table:style-name="ce48"/>
          <table:table-cell table:style-name="ce54"/>
          <table:table-cell table:style-name="ce48"/>
          <table:table-cell table:style-name="ce54"/>
          <table:table-cell table:style-name="ce32" table:number-columns-repeated="1014"/>
        </table:table-row>
        <table:table-row table:style-name="ro3">
          <table:table-cell table:style-name="ce28" office:value-type="float" office:value="7" calcext:value-type="float">
            <text:p>7.</text:p>
          </table:table-cell>
          <table:table-cell table:style-name="ce33"/>
          <table:table-cell table:style-name="ce38"/>
          <table:table-cell table:style-name="ce40"/>
          <table:table-cell table:style-name="ce33" office:value-type="string" calcext:value-type="string">
            <text:p>Upload</text:p>
          </table:table-cell>
          <table:table-cell table:style-name="ce38"/>
          <table:table-cell table:style-name="ce49" office:value-type="time" office:time-value="PT00H00M00S" calcext:value-type="time">
            <text:p>00:00</text:p>
          </table:table-cell>
          <table:table-cell table:style-name="ce55" table:formula="of:=[.G3]+SUM([.G4:.G65511])" office:value-type="time" office:time-value="PT01H00M00S" calcext:value-type="time">
            <text:p>01:00</text:p>
          </table:table-cell>
          <table:table-cell table:style-name="ce49" table:formula="of:=['5. Installation Testing'.$J$3]" office:value-type="time" office:time-value="PT16H20M00S" calcext:value-type="time">
            <text:p>16:20</text:p>
          </table:table-cell>
          <table:table-cell table:style-name="ce55" table:formula="of:=MAX([.I4:.I65511])" office:value-type="time" office:time-value="PT17H20M00S" calcext:value-type="time">
            <text:p>17:20</text:p>
          </table:table-cell>
          <table:table-cell table:style-name="ce60" table:number-columns-repeated="1014"/>
        </table:table-row>
        <table:table-row table:style-name="ro2">
          <table:table-cell table:style-name="ce29"/>
          <table:table-cell table:style-name="ce34"/>
          <table:table-cell table:number-columns-repeated="1022"/>
        </table:table-row>
        <table:table-row table:style-name="ro4">
          <table:table-cell table:style-name="ce1"/>
          <table:table-cell table:style-name="ce35" table:formula="of:=CONCATENATE([.A$3]; &quot;.&quot;; COUNTA([.B5]); &quot;.&quot;)" office:value-type="string" office:string-value="7.1." calcext:value-type="string">
            <text:p>7.1.</text:p>
          </table:table-cell>
          <table:table-cell table:style-name="ce39"/>
          <table:table-cell table:style-name="ce41"/>
          <table:table-cell table:style-name="ce39" office:value-type="string" calcext:value-type="string">
            <text:p>Prepare upload to SourceForge</text:p>
          </table:table-cell>
          <table:table-cell table:style-name="ce39"/>
          <table:table-cell table:style-name="ce51" office:value-type="time" office:time-value="PT00H10M00S" calcext:value-type="time">
            <text:p>00:10</text:p>
          </table:table-cell>
          <table:table-cell table:style-name="ce57"/>
          <table:table-cell table:style-name="ce51" table:formula="of:=MAX([.I$1:.I4])+[.G5]" office:value-type="time" office:time-value="PT16H30M00S" calcext:value-type="time">
            <text:p>16:30</text:p>
          </table:table-cell>
          <table:table-cell table:style-name="ce57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5]; COUNTA([.C$6:.C6]); &quot;.&quot;)" office:value-type="string" office:string-value="7.1.1." calcext:value-type="string">
            <text:p>7.1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Log in as 'y-a-terminal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 table:formula="of:=CONCATENATE([.B$5]; COUNTA([.C$6:.C7]); &quot;.&quot;)" office:value-type="string" office:string-value="7.1.2." calcext:value-type="string">
            <text:p>7.1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Go to 'SourceForge &gt; YAT &gt; Files &gt; YAT 2.0'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 table:formula="of:=CONCATENATE([.B$5]; COUNTA([.C$6:.C8]); &quot;.&quot;)" office:value-type="string" office:string-value="7.1.3." calcext:value-type="string">
            <text:p>7.1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Add release folder (e.g. "Version 1.99.32 - YAT 2.0 Gamma 1"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HowTo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lt;<text:a xlink:href="https://sourceforge.net/apps/trac/sourceforge/wiki/Release%20files%20for%20download" xlink:type="simple">https://sourceforge.net/apps/trac/sourceforge/wiki/Release%20files%20for%20download</text:a>&gt;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13]); &quot;.&quot;)" office:value-type="string" office:string-value="7.2." calcext:value-type="string">
            <text:p>7.2.</text:p>
          </table:table-cell>
          <table:table-cell table:style-name="ce39"/>
          <table:table-cell table:style-name="ce41"/>
          <table:table-cell table:style-name="ce39" office:value-type="string" calcext:value-type="string">
            <text:p>Add release</text:p>
          </table:table-cell>
          <table:table-cell table:style-name="ce39"/>
          <table:table-cell table:style-name="ce51" office:value-type="time" office:time-value="PT00H30M00S" calcext:value-type="time">
            <text:p>00:30</text:p>
          </table:table-cell>
          <table:table-cell table:style-name="ce57"/>
          <table:table-cell table:style-name="ce51" table:formula="of:=MAX([.I$1:.I12])+[.G13]" office:value-type="time" office:time-value="PT17H00M00S" calcext:value-type="time">
            <text:p>17:00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13]; COUNTA([.C$14:.C14]); &quot;.&quot;)" office:value-type="string" office:string-value="7.2.1." calcext:value-type="string">
            <text:p>7.2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pload distributions using the web interfac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Intended order: x86.NET – x64.NET – x86 – x64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style-name="ce107" office:value-type="string" calcext:value-type="string">
            <text:p>&gt; Manually upload for proper sequence !!!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All 4 distributions together take approx. 15 minutes (for ~450 MB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13]; COUNTA([.C$14:.C18]); &quot;.&quot;)" office:value-type="string" office:string-value="7.2.2." calcext:value-type="string">
            <text:p>7.2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Tick default platform download on normal x64 distributio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13]; COUNTA([.C$14:.C19]); &quot;.&quot;)" office:value-type="string" office:string-value="7.2.3." calcext:value-type="string">
            <text:p>7.2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pload release notes to the release fold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13]; COUNTA([.C$14:.C20]); &quot;.&quot;)" office:value-type="string" office:string-value="7.2.4." calcext:value-type="string">
            <text:p>7.2.4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pload release notes to the parent fold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13]; COUNTA([.C$14:.C21]); &quot;.&quot;)" office:value-type="string" office:string-value="7.2.5." calcext:value-type="string">
            <text:p>7.2.5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pload release notes to the root fold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24]); &quot;.&quot;)" office:value-type="string" office:string-value="7.3." calcext:value-type="string">
            <text:p>7.3.</text:p>
          </table:table-cell>
          <table:table-cell table:style-name="ce39"/>
          <table:table-cell table:style-name="ce41"/>
          <table:table-cell table:style-name="ce39" office:value-type="string" calcext:value-type="string">
            <text:p>Check release and release notes</text:p>
          </table:table-cell>
          <table:table-cell table:style-name="ce39"/>
          <table:table-cell table:style-name="ce51" office:value-type="time" office:time-value="PT00H10M00S" calcext:value-type="time">
            <text:p>00:10</text:p>
          </table:table-cell>
          <table:table-cell table:style-name="ce57"/>
          <table:table-cell table:style-name="ce51" table:formula="of:=MAX([.I$1:.I23])+[.G24]" office:value-type="time" office:time-value="PT17H10M00S" calcext:value-type="time">
            <text:p>17:10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24]; COUNTA([.C$25:.C25]); &quot;.&quot;)" office:value-type="string" office:string-value="7.3.1." calcext:value-type="string">
            <text:p>7.3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Reload YAT web pag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It takes a moment until the uploaded files are ready for downloa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24]; COUNTA([.C$25:.C27]); &quot;.&quot;)" office:value-type="string" office:string-value="7.3.2." calcext:value-type="string">
            <text:p>7.3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Download all files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 table:formula="of:=CONCATENATE([.B$24]; COUNTA([.C$25:.C28]); &quot;.&quot;)" office:value-type="string" office:string-value="7.3.3." calcext:value-type="string">
            <text:p>7.3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Verify contents of .msi / .zip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At least open the ReadMe or RelNote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5" table:formula="of:=CONCATENATE([.A$3]; &quot;.&quot;; COUNTA([.B$5:.B31]); &quot;.&quot;)" office:value-type="string" office:string-value="7.4." calcext:value-type="string">
            <text:p>7.4.</text:p>
          </table:table-cell>
          <table:table-cell table:style-name="ce39"/>
          <table:table-cell table:style-name="ce41"/>
          <table:table-cell table:style-name="ce39" office:value-type="string" calcext:value-type="string">
            <text:p>Feature request and bug trackers</text:p>
          </table:table-cell>
          <table:table-cell table:style-name="ce39"/>
          <table:table-cell table:style-name="ce51" office:value-type="time" office:time-value="PT00H10M00S" calcext:value-type="time">
            <text:p>00:10</text:p>
          </table:table-cell>
          <table:table-cell table:style-name="ce57"/>
          <table:table-cell table:style-name="ce51" table:formula="of:=MAX([.I$1:.I30])+[.G31]" office:value-type="time" office:time-value="PT17H20M00S" calcext:value-type="time">
            <text:p>17:20</text:p>
          </table:table-cell>
          <table:table-cell table:style-name="ce59"/>
          <table:table-cell table:number-columns-repeated="1014"/>
        </table:table-row>
        <table:table-row table:style-name="ro2">
          <table:table-cell table:number-columns-repeated="2"/>
          <table:table-cell table:style-name="ce36" table:formula="of:=CONCATENATE([.B$31]; COUNTA([.C$32:.C32]); &quot;.&quot;)" office:value-type="string" office:string-value="7.4.1." calcext:value-type="string">
            <text:p>7.4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heck that items that are covered by this release have been closed</text:p>
          </table:table-cell>
          <table:table-cell table:number-columns-repeated="1019"/>
        </table:table-row>
        <table:table-row table:style-name="ro2" table:number-rows-repeated="6550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8. Finalization" table:style-name="ta1" table:print="false">
        <table:table-column table:style-name="co3" table:default-cell-style-name="Default"/>
        <table:table-column table:style-name="co13" table:default-cell-style-name="ce36"/>
        <table:table-column table:style-name="co14" table:default-cell-style-name="Default"/>
        <table:table-column table:style-name="co15" table:default-cell-style-name="ce9"/>
        <table:table-column table:style-name="co16" table:default-cell-style-name="Default"/>
        <table:table-column table:style-name="co5" table:default-cell-style-name="Default"/>
        <table:table-column table:style-name="co17" table:default-cell-style-name="ce50"/>
        <table:table-column table:style-name="co17" table:default-cell-style-name="ce56"/>
        <table:table-column table:style-name="co17" table:default-cell-style-name="ce50"/>
        <table:table-column table:style-name="co17" table:default-cell-style-name="ce56"/>
        <table:table-column table:style-name="co11" table:number-columns-repeated="1014" table:default-cell-style-name="Default"/>
        <table:table-row table:style-name="ro2">
          <table:table-cell table:style-name="ce26"/>
          <table:table-cell table:style-name="ce31" table:number-columns-repeated="4"/>
          <table:table-cell table:style-name="ce45" office:value-type="string" calcext:value-type="string">
            <text:p>Duration</text:p>
          </table:table-cell>
          <table:table-cell table:style-name="ce47" office:value-type="string" calcext:value-type="string">
            <text:p>Step</text:p>
          </table:table-cell>
          <table:table-cell table:style-name="ce53"/>
          <table:table-cell table:style-name="ce47" office:value-type="string" calcext:value-type="string">
            <text:p>Total</text:p>
          </table:table-cell>
          <table:table-cell table:style-name="ce53"/>
          <table:table-cell table:style-name="ce31" table:number-columns-repeated="1014"/>
        </table:table-row>
        <table:table-row table:style-name="ro2">
          <table:table-cell table:style-name="ce27"/>
          <table:table-cell table:style-name="ce32" table:number-columns-repeated="4"/>
          <table:table-cell table:style-name="ce46"/>
          <table:table-cell table:style-name="ce48"/>
          <table:table-cell table:style-name="ce54"/>
          <table:table-cell table:style-name="ce48"/>
          <table:table-cell table:style-name="ce54"/>
          <table:table-cell table:style-name="ce32" table:number-columns-repeated="1014"/>
        </table:table-row>
        <table:table-row table:style-name="ro3">
          <table:table-cell table:style-name="ce28" office:value-type="float" office:value="8" calcext:value-type="float">
            <text:p>8.</text:p>
          </table:table-cell>
          <table:table-cell table:style-name="ce33"/>
          <table:table-cell table:style-name="ce38"/>
          <table:table-cell table:style-name="ce40"/>
          <table:table-cell table:style-name="ce33" office:value-type="string" calcext:value-type="string">
            <text:p>Finalization</text:p>
          </table:table-cell>
          <table:table-cell table:style-name="ce38"/>
          <table:table-cell table:style-name="ce49" office:value-type="time" office:time-value="PT00H00M00S" calcext:value-type="time">
            <text:p>00:00</text:p>
          </table:table-cell>
          <table:table-cell table:style-name="ce55" table:formula="of:=[.G3]+SUM([.G4:.G65536])" office:value-type="time" office:time-value="PT02H10M00S" calcext:value-type="time">
            <text:p>02:10</text:p>
          </table:table-cell>
          <table:table-cell table:style-name="ce49" table:formula="of:=['7. Upload'.$J$3]" office:value-type="time" office:time-value="PT17H20M00S" calcext:value-type="time">
            <text:p>17:20</text:p>
          </table:table-cell>
          <table:table-cell table:style-name="ce55" table:formula="of:=MAX([.I4:.I65536])" office:value-type="time" office:time-value="PT19H10M00S" calcext:value-type="time">
            <text:p>19:10</text:p>
          </table:table-cell>
          <table:table-cell table:style-name="ce60" table:number-columns-repeated="1014"/>
        </table:table-row>
        <table:table-row table:style-name="ro2">
          <table:table-cell table:style-name="ce29"/>
          <table:table-cell table:style-name="ce34"/>
          <table:table-cell table:number-columns-repeated="1022"/>
        </table:table-row>
        <table:table-row table:style-name="ro2">
          <table:table-cell table:style-name="ce1"/>
          <table:table-cell table:style-name="ce35" table:formula="of:=CONCATENATE([.A$3]; &quot;.&quot;; COUNTA([.B5]); &quot;.&quot;)" office:value-type="string" office:string-value="8.1." calcext:value-type="string">
            <text:p>8.1.</text:p>
          </table:table-cell>
          <table:table-cell table:style-name="ce39"/>
          <table:table-cell table:style-name="ce41"/>
          <table:table-cell table:style-name="ce39" office:value-type="string" calcext:value-type="string">
            <text:p>Submit news</text:p>
          </table:table-cell>
          <table:table-cell table:style-name="ce39"/>
          <table:table-cell table:style-name="ce51" office:value-type="time" office:time-value="PT00H15M00S" calcext:value-type="time">
            <text:p>00:15</text:p>
          </table:table-cell>
          <table:table-cell table:style-name="ce57"/>
          <table:table-cell table:style-name="ce51" table:formula="of:=MAX([.I$1:.I4])+[.G5]" office:value-type="time" office:time-value="PT17H35M00S" calcext:value-type="time">
            <text:p>17:35</text:p>
          </table:table-cell>
          <table:table-cell table:style-name="ce57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5]; COUNTA([.C$6:.C6]); &quot;.&quot;)" office:value-type="string" office:string-value="8.1.1." calcext:value-type="string">
            <text:p>8.1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Go to 'Develop &gt; News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5]; COUNTA([.C$6:.C7]); &quot;.&quot;)" office:value-type="string" office:string-value="8.1.2." calcext:value-type="string">
            <text:p>8.1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Add new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Title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"YAT 2.0 Gamma 1 Version 1.99.32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Text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table:style-name="ce109" office:value-type="string" calcext:value-type="string">
            <text:p>"&lt;Intro of release mail&gt;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HowTo: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lt;<text:a xlink:href="https://sourceforge.net/apps/trac/sourceforge/wiki/News" xlink:type="simple">https://sourceforge.net/apps/trac/sourceforge/wiki/News</text:a>&gt;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16]); &quot;.&quot;)" office:value-type="string" office:string-value="8.2." calcext:value-type="string">
            <text:p>8.2.</text:p>
          </table:table-cell>
          <table:table-cell table:style-name="ce39"/>
          <table:table-cell table:style-name="ce41"/>
          <table:table-cell table:style-name="ce39" office:value-type="string" calcext:value-type="string">
            <text:p>Send e-mail to the YAT mailing list (Attention: Mail delay up to 60 min !!!)</text:p>
          </table:table-cell>
          <table:table-cell table:style-name="ce39"/>
          <table:table-cell table:style-name="ce51" office:value-type="time" office:time-value="PT00H15M00S" calcext:value-type="time">
            <text:p>00:15</text:p>
          </table:table-cell>
          <table:table-cell table:style-name="ce57"/>
          <table:table-cell table:style-name="ce51" table:formula="of:=MAX([.I$1:.I15])+[.G16]" office:value-type="time" office:time-value="PT17H50M00S" calcext:value-type="time">
            <text:p>17:50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16]; COUNTA([.C$17:.C17]); &quot;.&quot;)" office:value-type="string" office:string-value="8.2.1." calcext:value-type="string">
            <text:p>8.2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heck/update mailing lis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16]; COUNTA([.C$17:.C18]); &quot;.&quot;)" office:value-type="string" office:string-value="8.2.2." calcext:value-type="string">
            <text:p>8.2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Write e-mail based on earlier mailin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Make sure that links are updated completely, i.e. link text and link below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Make sure the correct release notes are used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 table:formula="of:=CONCATENATE([.B$16]; COUNTA([.C$17:.C21]); &quot;.&quot;)" office:value-type="string" office:string-value="8.2.3." calcext:value-type="string">
            <text:p>8.2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Send as "<text:a xlink:href="mailto:y-a-terminal@users.sourceforge.net" xlink:type="simple">y-a-terminal@users.sourceforge.net</text:a>"</text:p>
          </table:table-cell>
          <table:table-cell table:number-columns-repeated="1019"/>
        </table:table-row>
        <table:table-row table:style-name="ro4">
          <table:table-cell table:number-columns-repeated="2"/>
          <table:table-cell table:style-name="ce36" table:formula="of:=CONCATENATE([.B$16]; COUNTA([.C$17:.C22]); &quot;.&quot;)" office:value-type="string" office:string-value="8.2.4." calcext:value-type="string">
            <text:p>8.2.4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Send to "<text:a xlink:href="mailto:y-a-terminal-users@lists.sourceforge.net" xlink:type="simple">y-a-terminal-users@lists.sourceforge.net</text:a>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16]; COUNTA([.C$17:.C23]); &quot;.&quot;)" office:value-type="string" office:string-value="8.2.5." calcext:value-type="string">
            <text:p>8.2.5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Send encoded in Unicod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Thunderbird: Options &gt; Encoding &gt; Unicod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16]; COUNTA([.C$17:.C25]); &quot;.&quot;)" office:value-type="string" office:string-value="8.2.6." calcext:value-type="string">
            <text:p>8.2.6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Send as Text+HTML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Thunderbird: Options &gt; Format &gt; Text+HTML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16]; COUNTA([.C$17:.C27]); &quot;.&quot;)" office:value-type="string" office:string-value="8.2.7." calcext:value-type="string">
            <text:p>8.2.7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Save e-mail in offline archive "\Distribution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16]; COUNTA([.C$17:.C28]); &quot;.&quot;)" office:value-type="string" office:string-value="8.2.8." calcext:value-type="string">
            <text:p>8.2.8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Accept e-mail as moderator in mailman if neede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30]); &quot;.&quot;)" office:value-type="string" office:string-value="8.3." calcext:value-type="string">
            <text:p>8.3.</text:p>
          </table:table-cell>
          <table:table-cell table:style-name="ce39"/>
          <table:table-cell table:style-name="ce41"/>
          <table:table-cell table:style-name="ce39" office:value-type="string" calcext:value-type="string">
            <text:p>Commit</text:p>
          </table:table-cell>
          <table:table-cell table:style-name="ce39"/>
          <table:table-cell table:style-name="ce51" office:value-type="time" office:time-value="PT00H05M00S" calcext:value-type="time">
            <text:p>00:05</text:p>
          </table:table-cell>
          <table:table-cell table:style-name="ce57"/>
          <table:table-cell table:style-name="ce51" table:formula="of:=MAX([.I$1:.I29])+[.G30]" office:value-type="time" office:time-value="PT17H55M00S" calcext:value-type="time">
            <text:p>17:55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30]; COUNTA([.C$31:.C31]); &quot;.&quot;)" office:value-type="string" office:string-value="8.3.1." calcext:value-type="string">
            <text:p>8.3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ommit any modifications during the release process to the subversion repository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0]; COUNTA([.C$31:.C32]); &quot;.&quot;)" office:value-type="string" office:string-value="8.3.2." calcext:value-type="string">
            <text:p>8.3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Log out as 'y-a-terminal'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34]); &quot;.&quot;)" office:value-type="string" office:string-value="8.4." calcext:value-type="string">
            <text:p>8.4.</text:p>
          </table:table-cell>
          <table:table-cell table:style-name="ce39"/>
          <table:table-cell table:style-name="ce41"/>
          <table:table-cell table:style-name="ce39" office:value-type="string" calcext:value-type="string">
            <text:p>Recreate and verify working copy</text:p>
          </table:table-cell>
          <table:table-cell table:style-name="ce39"/>
          <table:table-cell table:style-name="ce51" office:value-type="time" office:time-value="PT00H15M00S" calcext:value-type="time">
            <text:p>00:15</text:p>
          </table:table-cell>
          <table:table-cell table:style-name="ce57"/>
          <table:table-cell table:style-name="ce51" table:formula="of:=MAX([.I$1:.I33])+[.G34]" office:value-type="time" office:time-value="PT18H10M00S" calcext:value-type="time">
            <text:p>18:10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34]; COUNTA([.C$35:.C35]); &quot;.&quot;)" office:value-type="string" office:string-value="8.4.1." calcext:value-type="string">
            <text:p>8.4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Rename the existing working copy to "Trunk_&lt;New Date&gt;" (e.g. _2013-02-02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4]; COUNTA([.C$35:.C36]); &quot;.&quot;)" office:value-type="string" office:string-value="8.4.2." calcext:value-type="string">
            <text:p>8.4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Remove existing backups "Trunk_&lt;Old Date&gt;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4]; COUNTA([.C$35:.C37]); &quot;.&quot;)" office:value-type="string" office:string-value="8.4.3." calcext:value-type="string">
            <text:p>8.4.3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heck for updates of TortoiseSVN and AnkhSV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4]; COUNTA([.C$35:.C38]); &quot;.&quot;)" office:value-type="string" office:string-value="8.4.4." calcext:value-type="string">
            <text:p>8.4.4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reate a new folder "Trunk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4]; COUNTA([.C$35:.C39]); &quot;.&quot;)" office:value-type="string" office:string-value="8.4.5." calcext:value-type="string">
            <text:p>8.4.5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heck the head revision out into "Trunk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4]; COUNTA([.C$35:.C40]); &quot;.&quot;)" office:value-type="string" office:string-value="8.4.6." calcext:value-type="string">
            <text:p>8.4.6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Open the YAT solution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4]; COUNTA([.C$35:.C41]); &quot;.&quot;)" office:value-type="string" office:string-value="8.4.7." calcext:value-type="string">
            <text:p>8.4.7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Fold all projec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4]; COUNTA([.C$35:.C42]); &quot;.&quot;)" office:value-type="string" office:string-value="8.4.8." calcext:value-type="string">
            <text:p>8.4.8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Set 'YAT' as the active startup projec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34]; COUNTA([.C$35:.C43]); &quot;.&quot;)" office:value-type="string" office:string-value="8.4.9." calcext:value-type="string">
            <text:p>8.4.9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Build "Debug Test" and "Release Test" to ensure that all files are committed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1"/>
          <table:table-cell table:style-name="ce35" table:formula="of:=CONCATENATE([.A$3]; &quot;.&quot;; COUNTA([.B$5:.B45]); &quot;.&quot;)" office:value-type="string" office:string-value="8.5." calcext:value-type="string">
            <text:p>8.5.</text:p>
          </table:table-cell>
          <table:table-cell table:style-name="ce39"/>
          <table:table-cell table:style-name="ce41"/>
          <table:table-cell table:style-name="ce39" office:value-type="string" calcext:value-type="string">
            <text:p>Archive</text:p>
          </table:table-cell>
          <table:table-cell table:style-name="ce39"/>
          <table:table-cell table:style-name="ce51" office:value-type="time" office:time-value="PT00H15M00S" calcext:value-type="time">
            <text:p>00:15</text:p>
          </table:table-cell>
          <table:table-cell table:style-name="ce57"/>
          <table:table-cell table:style-name="ce51" table:formula="of:=MAX([.I$1:.I44])+[.G45]" office:value-type="time" office:time-value="PT18H25M00S" calcext:value-type="time">
            <text:p>18:25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45]; COUNTA([.C$46:.C46]); &quot;.&quot;)" office:value-type="string" office:string-value="8.5.1." calcext:value-type="string">
            <text:p>8.5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Export the new working copy to offline archive "&lt;Version&gt;\Working Copy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office:value-type="string" calcext:value-type="string">
            <text:p>&gt; Use 'SVN &gt; Export...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45]; COUNTA([.C$46:.C48]); &quot;.&quot;)" office:value-type="string" office:string-value="8.5.2." calcext:value-type="string">
            <text:p>8.5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Pack the copy into a properly named zip file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5" table:formula="of:=CONCATENATE([.A$3]; &quot;.&quot;; COUNTA([.B$5:.B50]); &quot;.&quot;)" office:value-type="string" office:string-value="8.6." calcext:value-type="string">
            <text:p>8.6.</text:p>
          </table:table-cell>
          <table:table-cell table:style-name="ce39"/>
          <table:table-cell table:style-name="ce41"/>
          <table:table-cell table:style-name="ce39" office:value-type="string" calcext:value-type="string">
            <text:p>Update and verify working copy (wait for a few days in case of a severe issue)</text:p>
          </table:table-cell>
          <table:table-cell table:style-name="ce39"/>
          <table:table-cell table:style-name="ce51" office:value-type="time" office:time-value="PT00H15M00S" calcext:value-type="time">
            <text:p>00:15</text:p>
          </table:table-cell>
          <table:table-cell table:style-name="ce57"/>
          <table:table-cell table:style-name="ce51" table:formula="of:=MAX([.I$1:.I49])+[.G50]" office:value-type="time" office:time-value="PT18H40M00S" calcext:value-type="time">
            <text:p>18:40</text:p>
          </table:table-cell>
          <table:table-cell table:style-name="ce59"/>
          <table:table-cell table:number-columns-repeated="1014"/>
        </table:table-row>
        <table:table-row table:style-name="ro2">
          <table:table-cell table:style-name="ce62"/>
          <table:table-cell table:style-name="ce64"/>
          <table:table-cell table:style-name="ce64" table:formula="of:=CONCATENATE([.B$50]; COUNTA([.C$51:.C51]); &quot;.&quot;)" office:value-type="string" office:string-value="8.6.1." calcext:value-type="string">
            <text:p>8.6.1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Increment product version in ALAZ.Version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1">
          <table:table-cell table:style-name="ce62"/>
          <table:table-cell table:style-name="ce64"/>
          <table:table-cell table:style-name="ce64" table:formula="of:=CONCATENATE([.B$50]; COUNTA([.C$51:.C52]); &quot;.&quot;)" office:value-type="string" office:string-value="8.6.2." calcext:value-type="string">
            <text:p>8.6.2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Increment product version in netrtfwriter AssemblyInfo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 table:number-columns-repeated="2"/>
          <table:table-cell table:style-name="ce67"/>
          <table:table-cell table:style-name="ce62" office:value-type="string" calcext:value-type="string">
            <text:p>&gt; All versions must be incremented to ensure proper installation/update!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/>
          <table:table-cell table:style-name="ce64" table:formula="of:=CONCATENATE([.B$50]; COUNTA([.C$51:.C54]); &quot;.&quot;)" office:value-type="string" office:string-value="8.6.3." calcext:value-type="string">
            <text:p>8.6.3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Increment product version in MKY.Version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/>
          <table:table-cell table:style-name="ce64" table:formula="of:=CONCATENATE([.B$50]; COUNTA([.C$51:.C55]); &quot;.&quot;)" office:value-type="string" office:string-value="8.6.4." calcext:value-type="string">
            <text:p>8.6.4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Set product version in MKY file headers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4">
          <table:table-cell table:style-name="ce62"/>
          <table:table-cell table:style-name="ce64"/>
          <table:table-cell table:style-name="ce62"/>
          <table:table-cell table:style-name="ce108"/>
          <table:table-cell table:style-name="ce62" office:value-type="string" calcext:value-type="string">
            <text:p>&gt; Add 'Development', e.g. '// MKY Development Version 1.0.14'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/>
          <table:table-cell table:style-name="ce64" table:formula="of:=CONCATENATE([.B$50]; COUNTA([.C$51:.C57]); &quot;.&quot;)" office:value-type="string" office:string-value="8.6.5." calcext:value-type="string">
            <text:p>8.6.5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Increment product version in NUnit.Version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4">
          <table:table-cell table:style-name="ce62"/>
          <table:table-cell table:style-name="ce64"/>
          <table:table-cell table:style-name="ce64" table:formula="of:=CONCATENATE([.B$50]; COUNTA([.C$51:.C58]); &quot;.&quot;)" office:value-type="string" office:string-value="8.6.6." calcext:value-type="string">
            <text:p>8.6.6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Set product version in NUnit file headers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4">
          <table:table-cell table:style-name="ce62"/>
          <table:table-cell table:style-name="ce64"/>
          <table:table-cell table:style-name="ce62"/>
          <table:table-cell table:style-name="ce108"/>
          <table:table-cell table:style-name="ce62" office:value-type="string" calcext:value-type="string">
            <text:p>&gt; Add 'Development', e.g. '// NUnit Development Version 1.0.11'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/>
          <table:table-cell table:style-name="ce64" table:formula="of:=CONCATENATE([.B$50]; COUNTA([.C$51:.C60]); &quot;.&quot;)" office:value-type="string" office:string-value="8.6.7." calcext:value-type="string">
            <text:p>8.6.7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Increment product version in YAT.Version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/>
          <table:table-cell table:style-name="ce64" table:formula="of:=CONCATENATE([.B$50]; COUNTA([.C$51:.C61]); &quot;.&quot;)" office:value-type="string" office:string-value="8.6.8." calcext:value-type="string">
            <text:p>8.6.8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Set product version in YAT file headers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4">
          <table:table-cell table:style-name="ce62"/>
          <table:table-cell table:style-name="ce64"/>
          <table:table-cell table:style-name="ce62"/>
          <table:table-cell table:style-name="ce108"/>
          <table:table-cell table:style-name="ce62" office:value-type="string" calcext:value-type="string">
            <text:p>&gt; Add 'Development', e.g. '// YAT 2.0 Gamma 2 Development Version 1.99.35'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/>
          <table:table-cell table:style-name="ce64" table:formula="of:=CONCATENATE([.B$50]; COUNTA([.C$51:.C63]); &quot;.&quot;)" office:value-type="string" office:string-value="8.6.9." calcext:value-type="string">
            <text:p>8.6.9.</text:p>
          </table:table-cell>
          <table:table-cell table:style-name="ce67" office:value-type="string" calcext:value-type="string">
            <text:p></text:p>
          </table:table-cell>
          <table:table-cell table:style-name="ce62" office:value-type="string" calcext:value-type="string">
            <text:p>Set product name post fix in "YAT.Utilities.ApplicationInfo"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style-name="ce62"/>
          <table:table-cell table:style-name="ce64" table:number-columns-repeated="2"/>
          <table:table-cell table:style-name="ce67"/>
          <table:table-cell table:style-name="ce62" office:value-type="string" calcext:value-type="string">
            <text:p>&gt; Add 'Development' to clearly state that files are non-released revisions</text:p>
          </table:table-cell>
          <table:table-cell table:style-name="ce62"/>
          <table:table-cell table:style-name="ce69"/>
          <table:table-cell table:style-name="ce71"/>
          <table:table-cell table:style-name="ce69"/>
          <table:table-cell table:style-name="ce71"/>
          <table:table-cell table:style-name="ce62" table:number-columns-repeated="1014"/>
        </table:table-row>
        <table:table-row table:style-name="ro2">
          <table:table-cell table:number-columns-repeated="2"/>
          <table:table-cell table:style-name="ce36" table:formula="of:=CONCATENATE([.B$50]; COUNTA([.C$51:.C65]); &quot;.&quot;)" office:value-type="string" office:string-value="8.6.10." calcext:value-type="string">
            <text:p>8.6.10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Add a new section to the release notes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&gt; Copy limitations and known issues from last releas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50]; COUNTA([.C$51:.C67]); &quot;.&quot;)" office:value-type="string" office:string-value="8.6.11." calcext:value-type="string">
            <text:p>8.6.1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Verify that the solution still properly builds and runs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35" table:formula="of:=CONCATENATE([.A$3]; &quot;.&quot;; COUNTA([.B$5:.B69]); &quot;.&quot;)" office:value-type="string" office:string-value="8.7." calcext:value-type="string">
            <text:p>8.7.</text:p>
          </table:table-cell>
          <table:table-cell table:style-name="ce39"/>
          <table:table-cell table:style-name="ce41"/>
          <table:table-cell table:style-name="ce39" office:value-type="string" calcext:value-type="string">
            <text:p>Update statistics</text:p>
          </table:table-cell>
          <table:table-cell table:style-name="ce39"/>
          <table:table-cell table:style-name="ce51" office:value-type="time" office:time-value="PT00H15M00S" calcext:value-type="time">
            <text:p>00:15</text:p>
          </table:table-cell>
          <table:table-cell table:style-name="ce57"/>
          <table:table-cell table:style-name="ce51" table:formula="of:=MAX([.I$1:.I64])+[.G69]" office:value-type="time" office:time-value="PT18H55M00S" calcext:value-type="time">
            <text:p>18:55</text:p>
          </table:table-cell>
          <table:table-cell table:style-name="ce59"/>
          <table:table-cell table:number-columns-repeated="1014"/>
        </table:table-row>
        <table:table-row table:style-name="ro2">
          <table:table-cell table:number-columns-repeated="2"/>
          <table:table-cell table:style-name="ce36" table:formula="of:=CONCATENATE([.B$69]; COUNTA([.C$70:.C70]); &quot;.&quot;)" office:value-type="string" office:string-value="8.7.1." calcext:value-type="string">
            <text:p>8.7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Update "\YAT\!-Doc.SourceForge\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 table:style-name="ce1"/>
          <table:table-cell table:style-name="ce35" table:formula="of:=CONCATENATE([.A$3]; &quot;.&quot;; COUNTA([.B$5:.B72]); &quot;.&quot;)" office:value-type="string" office:string-value="8.8." calcext:value-type="string">
            <text:p>8.8.</text:p>
          </table:table-cell>
          <table:table-cell table:style-name="ce39"/>
          <table:table-cell table:style-name="ce41"/>
          <table:table-cell table:style-name="ce39" office:value-type="string" calcext:value-type="string">
            <text:p>Commit</text:p>
          </table:table-cell>
          <table:table-cell table:style-name="ce39"/>
          <table:table-cell table:style-name="ce51" office:value-type="time" office:time-value="PT00H05M00S" calcext:value-type="time">
            <text:p>00:05</text:p>
          </table:table-cell>
          <table:table-cell table:style-name="ce57"/>
          <table:table-cell table:style-name="ce51" table:formula="of:=MAX([.I$1:.I71])+[.G72]" office:value-type="time" office:time-value="PT19H00M00S" calcext:value-type="time">
            <text:p>19:00</text:p>
          </table:table-cell>
          <table:table-cell table:style-name="ce59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6" table:formula="of:=CONCATENATE([.B$72]; COUNTA([.C$73:.C73]); &quot;.&quot;)" office:value-type="string" office:string-value="8.8.1." calcext:value-type="string">
            <text:p>8.8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Commit modifications to the subversion repository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/>
          <table:table-cell table:style-name="ce42"/>
          <table:table-cell table:number-columns-repeated="1020"/>
        </table:table-row>
        <table:table-row table:style-name="ro2">
          <table:table-cell/>
          <table:table-cell table:style-name="ce35" table:formula="of:=CONCATENATE([.A$3]; &quot;.&quot;; COUNTA([.B$5:.B75]); &quot;.&quot;)" office:value-type="string" office:string-value="8.9." calcext:value-type="string">
            <text:p>8.9.</text:p>
          </table:table-cell>
          <table:table-cell table:style-name="ce39"/>
          <table:table-cell table:style-name="ce41"/>
          <table:table-cell table:style-name="ce39" office:value-type="string" calcext:value-type="string">
            <text:p>Backup PC</text:p>
          </table:table-cell>
          <table:table-cell table:style-name="ce39"/>
          <table:table-cell table:style-name="ce51" office:value-type="time" office:time-value="PT00H30M00S" calcext:value-type="time">
            <text:p>00:30</text:p>
          </table:table-cell>
          <table:table-cell table:style-name="ce57"/>
          <table:table-cell table:style-name="ce51" table:formula="of:=MAX([.I$1:.I68])+[.G75]" office:value-type="time" office:time-value="PT19H10M00S" calcext:value-type="time">
            <text:p>19:10</text:p>
          </table:table-cell>
          <table:table-cell table:style-name="ce59"/>
          <table:table-cell table:number-columns-repeated="1014"/>
        </table:table-row>
        <table:table-row table:style-name="ro2">
          <table:table-cell table:number-columns-repeated="2"/>
          <table:table-cell table:style-name="ce36" table:formula="of:=CONCATENATE([.B$75]; COUNTA([.C$76:.C76]); &quot;.&quot;)" office:value-type="string" office:string-value="8.9.1." calcext:value-type="string">
            <text:p>8.9.1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Offline archive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6" table:formula="of:=CONCATENATE([.B$75]; COUNTA([.C$76:.C77]); &quot;.&quot;)" office:value-type="string" office:string-value="8.9.2." calcext:value-type="string">
            <text:p>8.9.2.</text:p>
          </table:table-cell>
          <table:table-cell table:style-name="ce42" office:value-type="string" calcext:value-type="string">
            <text:p></text:p>
          </table:table-cell>
          <table:table-cell office:value-type="string" calcext:value-type="string">
            <text:p>Sandboxes</text:p>
          </table:table-cell>
          <table:table-cell table:number-columns-repeated="1019"/>
        </table:table-row>
        <table:table-row table:style-name="ro2" table:number-rows-repeated="654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0. Overview'.C22:'0. Overview'.C37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8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min-integer-digits="1"/>
      <number:text>.</number:text>
    </number:number-style>
    <number:time-style style:name="N110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SimSun" style:font-family-asian="SimSun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0mm" fo:margin-bottom="10mm" fo:margin-left="10mm" fo:margin-right="10mm" fo:border="none" fo:padding="0mm" style:shadow="none" fo:background-color="transparent" style:scale-to-pages="1" style:writing-mode="lr-tb">
        <style:background-image/>
      </style:page-layout-properties>
      <style:header-style>
        <style:header-footer-properties fo:min-height="9.98mm" fo:margin-left="0mm" fo:margin-right="0mm" fo:margin-bottom="4.99mm"/>
      </style:header-style>
      <style:footer-style>
        <style:header-footer-properties fo:min-height="7.5mm" fo:margin-left="0mm" fo:margin-right="0mm" fo:margin-top="4.99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/2013-02-02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2">00.00.0000</text:date>, <text:time style:data-style-name="N2" text:time-value="10:03:50.83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11DT4H28M43S</meta:editing-duration>
    <meta:editing-cycles>157</meta:editing-cycles>
    <meta:generator>LibreOffice/5.0.4.2$Windows_X86_64 LibreOffice_project/2b9802c1994aa0b7dc6079e128979269cf95bc78</meta:generator>
    <meta:initial-creator>Matthias Kläy</meta:initial-creator>
    <dc:date>2016-09-02T11:12:14.795000000</dc:date>
    <meta:print-date>2016-08-27T13:56:29.400000000</meta:print-date>
    <meta:document-statistic meta:table-count="9" meta:cell-count="955" meta:object-count="0"/>
  </office:meta>
</office:document-meta>
</file>